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="" draw:marker-start-width="0.237cm" draw:marker-end="" draw:marker-end-width="0.337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2cm" fo:min-width="0cm"/>
    </style:style>
    <style:style style:name="gr7" style:family="graphic" style:parent-style-name="standard">
      <style:graphic-properties draw:stroke="dash" draw:stroke-dash="Fine_20_Dashed_20__28_var_29_"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dash" draw:stroke-dash="Fine_20_Dashed" svg:stroke-width="0.025cm" draw:marker-start="" draw:marker-start-width="0.237cm" draw:marker-end="" draw:marker-end-width="0.337cm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draw:marker-start-width="0.237cm" draw:marker-end="Arrowheads_20_2" draw:marker-end-width="0.337cm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width="0.025cm" draw:marker-start="" draw:marker-start-width="0.237cm" draw:marker-end="Arrowheads_20_2" draw:marker-end-width="0.337cm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objectwithoutfill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1.955cm"/>
    </style:style>
    <style:style style:name="gr13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25cm" draw:marker-start-width="0.237cm" draw:marker-end="" draw:marker-end-width="0.337cm" draw:textarea-horizontal-align="center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16" style:family="graphic" style:parent-style-name="standard">
      <style:graphic-properties svg:stroke-width="0.025cm" draw:marker-start="Arrowheads_20_2" draw:marker-start-width="0.237cm" draw:marker-end="Arrowheads_20_2" draw:marker-end-width="0.337cm" draw:textarea-horizontal-align="center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1.14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1.21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1.18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1.50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1.67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7cm" fo:min-width="1.67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2cm" fo:min-width="0.49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0.50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6.9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7.247cm"/>
    </style:style>
    <style:style style:name="gr31" style:family="graphic" style:parent-style-name="standard">
      <style:graphic-properties svg:stroke-width="0.051cm" draw:marker-start="" draw:marker-start-width="0.276cm" draw:marker-end="Arrowheads_20_3" draw:marker-end-width="0.276cm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draw:marker-start="Arrowheads_20_4" draw:marker-start-width="0.276cm" draw:marker-end="Arrowheads_20_4" draw:marker-end-width="0.276cm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2cm" fo:min-width="0.80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0.8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2cm" fo:min-width="0.85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2cm" fo:min-width="0.79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0.79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1.41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1.54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2cm" fo:min-width="1.42cm"/>
    </style:style>
    <style:style style:name="gr42" style:family="graphic" style:parent-style-name="standard">
      <style:graphic-properties draw:stroke="none" draw:fill="none" fo:min-height="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1.73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2.40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2.1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1.95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4.17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4.07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2.588cm"/>
    </style:style>
    <style:style style:name="gr50" style:family="graphic" style:parent-style-name="standard">
      <style:graphic-properties draw:stroke="dash" draw:stroke-dash="Ultrafine_20_Dashed"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7.8999996185303pt"/>
    </style:style>
    <style:style style:name="P4" style:family="paragraph">
      <style:text-properties fo:font-family="Mathematica1" style:font-pitch="variable" style:font-charset="x-symbol" fo:font-size="17.8999996185303pt"/>
    </style:style>
    <style:style style:name="P5" style:family="paragraph">
      <style:text-properties fo:font-size="27.8999996185303pt" style:font-size-asian="28pt" style:font-size-complex="28pt"/>
    </style:style>
    <style:style style:name="P6" style:family="paragraph">
      <style:text-properties fo:font-family="StarSymbol" style:font-pitch="variable" style:font-charset="x-symbol" fo:font-size="17.8999996185303pt"/>
    </style:style>
    <style:style style:name="P7" style:family="paragraph">
      <style:text-properties fo:font-family="OpenSymbol" style:font-pitch="variable" style:font-charset="x-symbol" fo:font-size="17.8999996185303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3.8999996185303pt" style:font-size-asian="14pt" style:font-size-complex="14pt"/>
    </style:style>
    <style:style style:name="T1" style:family="text">
      <style:text-properties fo:font-size="17.8999996185303pt"/>
    </style:style>
    <style:style style:name="T2" style:family="text">
      <style:text-properties fo:font-family="Mathematica1" style:font-pitch="variable" style:font-charset="x-symbol" fo:font-size="17.8999996185303pt"/>
    </style:style>
    <style:style style:name="T3" style:family="text">
      <style:text-properties style:text-position="-33% 58%" fo:font-family="Mathematica1" style:font-pitch="variable" style:font-charset="x-symbol" fo:font-size="17.8999996185303pt"/>
    </style:style>
    <style:style style:name="T4" style:family="text">
      <style:text-properties style:text-position="-33% 58%" fo:font-size="17.8999996185303pt"/>
    </style:style>
    <style:style style:name="T5" style:family="text">
      <style:text-properties style:text-position="0% 100%" fo:font-size="17.8999996185303pt"/>
    </style:style>
    <style:style style:name="T6" style:family="text">
      <style:text-properties style:text-position="33% 58%" fo:font-size="17.8999996185303pt"/>
    </style:style>
    <style:style style:name="T7" style:family="text">
      <style:text-properties fo:font-family="Arial" style:font-family-generic="swiss" style:font-pitch="variable" fo:font-size="17.8999996185303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OpenSymbol" style:font-style-name="Regular" style:font-charset="x-symbol" fo:font-size="17.8999996185303pt" style:font-family-asian="OpenSymbol" style:font-style-name-asian="Regular" style:font-charset-asian="x-symbol" style:font-family-complex="OpenSymbol" style:font-style-name-complex="Regular" style:font-charset-complex="x-symbol"/>
    </style:style>
    <style:style style:name="T10" style:family="text">
      <style:text-properties fo:font-family="StarSymbol" style:font-style-name="Regular" style:font-charset="x-symbol" fo:font-size="17.8999996185303pt" style:font-family-asian="StarSymbol" style:font-style-name-asian="Regular" style:font-charset-asian="x-symbol" style:font-family-complex="StarBats" style:font-style-name-complex="Regular" style:font-charset-complex="x-symbol"/>
    </style:style>
    <style:style style:name="T11" style:family="text">
      <style:text-properties style:text-position="33% 58%" fo:font-family="Mathematica1" style:font-pitch="variable" style:font-charset="x-symbol" fo:font-size="17.8999996185303pt"/>
    </style:style>
    <style:style style:name="T12" style:family="text">
      <style:text-properties style:text-position="0% 100%" fo:font-family="StarSymbol" style:font-style-name="Regular" style:font-charset="x-symbol" fo:font-size="17.8999996185303pt" style:font-family-asian="StarSymbol" style:font-style-name-asian="Regular" style:font-charset-asian="x-symbol" style:font-family-complex="StarBats" style:font-style-name-complex="Regular" style:font-charset-complex="x-symbol"/>
    </style:style>
    <style:style style:name="T13" style:family="text">
      <style:text-properties style:text-position="0% 100%" fo:font-family="OpenSymbol" style:font-pitch="variable" style:font-charset="x-symbol" fo:font-size="18pt" style:font-family-asian="StarSymbol" style:font-style-name-asian="Regular" style:font-charset-asian="x-symbol" style:font-size-asian="18pt" style:font-family-complex="StarBats" style:font-style-name-complex="Regular" style:font-charset-complex="x-symbol" style:font-size-complex="18pt"/>
    </style:style>
    <style:style style:name="T14" style:family="text">
      <style:text-properties style:text-position="33% 58%" fo:font-family="Mathematica1" style:font-pitch="variable" style:font-charset="x-symbol" fo:font-size="17.8999996185303pt" style:font-family-asian="StarSymbol" style:font-style-name-asian="Regular" style:font-charset-asian="x-symbol" style:font-size-asian="18pt" style:font-family-complex="StarBats" style:font-style-name-complex="Regular" style:font-charset-complex="x-symbol" style:font-size-complex="18pt"/>
    </style:style>
    <style:style style:name="T15" style:family="text">
      <style:text-properties fo:font-size="13.8999996185303pt" style:font-size-asian="14pt" style:font-size-complex="14pt"/>
    </style:style>
    <style:style style:name="T16" style:family="text">
      <style:text-properties style:text-position="0% 100%" fo:font-size="13.8999996185303pt" style:font-size-asian="14pt" style:font-size-complex="14pt"/>
    </style:style>
    <style:style style:name="T17" style:family="text">
      <style:text-properties style:text-position="-33% 58%" fo:font-size="13.8999996185303pt" style:font-size-asian="14pt" style:font-size-complex="14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6.768cm" svg:y1="4.639cm" svg:x2="6.768cm" svg:y2="15.662cm">
          <text:p text:style-name="P2"/>
        </draw:line>
        <draw:line draw:style-name="gr2" draw:text-style-name="P1" draw:layer="layout" svg:x1="1.036cm" svg:y1="10.219cm" svg:x2="25.86cm" svg:y2="10.219cm">
          <text:p text:style-name="P2"/>
        </draw:line>
        <draw:line draw:style-name="gr1" draw:text-style-name="P1" draw:layer="layout" svg:x1="9.207cm" svg:y1="4.278cm" svg:x2="9.207cm" svg:y2="15.638cm">
          <text:p text:style-name="P2"/>
        </draw:line>
        <draw:line draw:style-name="gr3" draw:text-style-name="P1" draw:layer="layout" svg:x1="1.477cm" svg:y1="10.216cm" svg:x2="5.186cm" svg:y2="9.412cm">
          <text:p text:style-name="P2"/>
        </draw:line>
        <draw:line draw:style-name="gr3" draw:text-style-name="P1" draw:layer="layout" svg:x1="4.332cm" svg:y1="9.594cm" svg:x2="8.142cm" svg:y2="8.768cm">
          <text:p text:style-name="P2"/>
        </draw:line>
        <draw:line draw:style-name="gr3" draw:text-style-name="P1" draw:layer="layout" svg:x1="7.341cm" svg:y1="8.944cm" svg:x2="11.151cm" svg:y2="8.118cm">
          <text:p text:style-name="P2"/>
        </draw:line>
        <draw:g>
          <draw:line draw:style-name="gr3" draw:text-style-name="P1" draw:layer="layout" svg:x1="9.18cm" svg:y1="8.528cm" svg:x2="7.598cm" svg:y2="8.186cm">
            <text:p text:style-name="P2"/>
          </draw:line>
          <draw:line draw:style-name="gr4" draw:text-style-name="P1" draw:layer="layout" svg:x1="8.35cm" svg:y1="8.346cm" svg:x2="6.768cm" svg:y2="8.004cm">
            <text:p text:style-name="P2"/>
          </draw:line>
        </draw:g>
        <draw:g>
          <draw:line draw:style-name="gr3" draw:text-style-name="P1" draw:layer="layout" svg:x1="9.206cm" svg:y1="7.464cm" svg:x2="7.624cm" svg:y2="7.122cm">
            <text:p text:style-name="P2"/>
          </draw:line>
          <draw:line draw:style-name="gr4" draw:text-style-name="P1" draw:layer="layout" svg:x1="8.376cm" svg:y1="7.282cm" svg:x2="6.794cm" svg:y2="6.94cm">
            <text:p text:style-name="P2"/>
          </draw:line>
        </draw:g>
        <draw:g>
          <draw:line draw:style-name="gr5" draw:text-style-name="P1" draw:layer="layout" svg:x1="9.18cm" svg:y1="6.4cm" svg:x2="7.598cm" svg:y2="6.058cm">
            <text:p text:style-name="P2"/>
          </draw:line>
          <draw:line draw:style-name="gr4" draw:text-style-name="P1" draw:layer="layout" svg:x1="8.35cm" svg:y1="6.218cm" svg:x2="6.768cm" svg:y2="5.876cm">
            <text:p text:style-name="P2"/>
          </draw:line>
        </draw:g>
        <draw:g>
          <draw:line draw:style-name="gr3" draw:text-style-name="P1" draw:layer="layout" svg:x1="6.768cm" svg:y1="8.01cm" svg:x2="8.35cm" svg:y2="7.668cm">
            <text:p text:style-name="P2"/>
          </draw:line>
          <draw:line draw:style-name="gr4" draw:text-style-name="P1" draw:layer="layout" svg:x1="7.598cm" svg:y1="7.828cm" svg:x2="9.18cm" svg:y2="7.486cm">
            <text:p text:style-name="P2"/>
          </draw:line>
        </draw:g>
        <draw:g>
          <draw:line draw:style-name="gr3" draw:text-style-name="P1" draw:layer="layout" svg:x1="6.794cm" svg:y1="6.948cm" svg:x2="8.376cm" svg:y2="6.606cm">
            <text:p text:style-name="P2"/>
          </draw:line>
          <draw:line draw:style-name="gr4" draw:text-style-name="P1" draw:layer="layout" svg:x1="7.624cm" svg:y1="6.766cm" svg:x2="9.206cm" svg:y2="6.424cm">
            <text:p text:style-name="P2"/>
          </draw:line>
        </draw:g>
        <draw:g>
          <draw:line draw:style-name="gr3" draw:text-style-name="P1" draw:layer="layout" svg:x1="6.768cm" svg:y1="5.858cm" svg:x2="8.35cm" svg:y2="5.516cm">
            <text:p text:style-name="P2"/>
          </draw:line>
          <draw:line draw:style-name="gr4" draw:text-style-name="P1" draw:layer="layout" svg:x1="7.598cm" svg:y1="5.676cm" svg:x2="9.18cm" svg:y2="5.334cm">
            <text:p text:style-name="P2"/>
          </draw:line>
        </draw:g>
        <draw:line draw:style-name="gr3" draw:text-style-name="P1" draw:layer="layout" svg:x1="7.367cm" svg:y1="7.879cm" svg:x2="11.177cm" svg:y2="7.053cm">
          <text:p text:style-name="P2"/>
        </draw:line>
        <draw:line draw:style-name="gr3" draw:text-style-name="P1" draw:layer="layout" svg:x1="7.367cm" svg:y1="6.815cm" svg:x2="11.177cm" svg:y2="5.989cm">
          <text:p text:style-name="P2"/>
        </draw:line>
        <draw:line draw:style-name="gr3" draw:text-style-name="P1" draw:layer="layout" svg:x1="7.315cm" svg:y1="5.751cm" svg:x2="11.125cm" svg:y2="4.925cm">
          <text:p text:style-name="P2"/>
        </draw:line>
        <draw:frame draw:style-name="gr6" draw:text-style-name="P3" draw:layer="layout" svg:width="0.921cm" svg:height="1.372cm" svg:x="6.638cm" svg:y="8.945cm">
          <draw:text-box>
            <text:p text:style-name="P2"><text:span text:style-name="T1">A</text:span></text:p>
          </draw:text-box>
        </draw:frame>
        <draw:frame draw:style-name="gr6" draw:text-style-name="P3" draw:layer="layout" svg:width="0.921cm" svg:height="1.372cm" svg:x="9.051cm" svg:y="8.401cm">
          <draw:text-box>
            <text:p text:style-name="P2"><text:span text:style-name="T1">B</text:span></text:p>
          </draw:text-box>
        </draw:frame>
        <draw:frame draw:style-name="gr6" draw:text-style-name="P3" draw:layer="layout" svg:width="0.959cm" svg:height="1.372cm" svg:x="5.965cm" svg:y="7.855cm">
          <draw:text-box>
            <text:p text:style-name="P2"><text:span text:style-name="T1">C</text:span></text:p>
          </draw:text-box>
        </draw:frame>
        <draw:frame draw:style-name="gr6" draw:text-style-name="P3" draw:layer="layout" svg:width="0.959cm" svg:height="1.372cm" svg:x="9.077cm" svg:y="7.261cm">
          <draw:text-box>
            <text:p text:style-name="P2"><text:span text:style-name="T1">D</text:span></text:p>
          </draw:text-box>
        </draw:frame>
        <draw:frame draw:style-name="gr6" draw:text-style-name="P3" draw:layer="layout" svg:width="0.921cm" svg:height="1.372cm" svg:x="5.964cm" svg:y="6.768cm">
          <draw:text-box>
            <text:p text:style-name="P2"><text:span text:style-name="T1">E</text:span></text:p>
          </draw:text-box>
        </draw:frame>
        <draw:frame draw:style-name="gr6" draw:text-style-name="P3" draw:layer="layout" svg:width="0.887cm" svg:height="1.372cm" svg:x="9.052cm" svg:y="6.273cm">
          <draw:text-box>
            <text:p text:style-name="P2"><text:span text:style-name="T1">F</text:span></text:p>
          </draw:text-box>
        </draw:frame>
        <draw:frame draw:style-name="gr6" draw:text-style-name="P3" draw:layer="layout" svg:width="0.993cm" svg:height="1.372cm" svg:x="5.887cm" svg:y="5.651cm">
          <draw:text-box>
            <text:p text:style-name="P2"><text:span text:style-name="T1">G</text:span></text:p>
          </draw:text-box>
        </draw:frame>
        <draw:frame draw:style-name="gr6" draw:text-style-name="P3" draw:layer="layout" svg:width="0.959cm" svg:height="1.372cm" svg:x="9.102cm" svg:y="5.211cm">
          <draw:text-box>
            <text:p text:style-name="P2"><text:span text:style-name="T1">H</text:span></text:p>
          </draw:text-box>
        </draw:frame>
        <draw:frame draw:style-name="gr6" draw:text-style-name="P3" draw:layer="layout" svg:width="0.921cm" svg:height="1.372cm" svg:x="8.272cm" svg:y="7.441cm">
          <draw:text-box>
            <text:p text:style-name="P2"><text:span text:style-name="T1">K</text:span></text:p>
          </draw:text-box>
        </draw:frame>
        <draw:frame draw:style-name="gr6" draw:text-style-name="P3" draw:layer="layout" svg:width="0.853cm" svg:height="1.372cm" svg:x="8.402cm" svg:y="6.376cm">
          <draw:text-box>
            <text:p text:style-name="P2"><text:span text:style-name="T1">L</text:span></text:p>
          </draw:text-box>
        </draw:frame>
        <draw:line draw:style-name="gr7" draw:text-style-name="P1" draw:layer="layout" svg:x1="9.207cm" svg:y1="8.529cm" svg:x2="8.947cm" svg:y2="7.544cm">
          <text:p text:style-name="P2"/>
        </draw:line>
        <draw:line draw:style-name="gr7" draw:text-style-name="P1" draw:layer="layout" svg:x1="9.155cm" svg:y1="7.47cm" svg:x2="8.895cm" svg:y2="6.485cm">
          <text:p text:style-name="P2"/>
        </draw:line>
        <draw:line draw:style-name="gr8" draw:text-style-name="P1" draw:layer="layout" svg:x1="6.715cm" svg:y1="9.023cm" svg:x2="3.371cm" svg:y2="8.3cm">
          <text:p text:style-name="P2"/>
        </draw:line>
        <draw:line draw:style-name="gr8" draw:text-style-name="P1" draw:layer="layout" svg:x1="6.741cm" svg:y1="7.986cm" svg:x2="3.397cm" svg:y2="7.263cm">
          <text:p text:style-name="P2"/>
        </draw:line>
        <draw:line draw:style-name="gr8" draw:text-style-name="P1" draw:layer="layout" svg:x1="6.715cm" svg:y1="6.922cm" svg:x2="3.371cm" svg:y2="6.199cm">
          <text:p text:style-name="P2"/>
        </draw:line>
        <draw:line draw:style-name="gr8" draw:text-style-name="P1" draw:layer="layout" svg:x1="6.715cm" svg:y1="5.835cm" svg:x2="3.371cm" svg:y2="5.112cm">
          <text:p text:style-name="P2"/>
        </draw:line>
        <draw:frame draw:style-name="gr6" draw:text-style-name="P3" draw:layer="layout" svg:width="0.853cm" svg:height="1.372cm" svg:x="6.016cm" svg:y="13.332cm">
          <draw:text-box>
            <text:p text:style-name="P2"><text:span text:style-name="T1">1</text:span></text:p>
          </draw:text-box>
        </draw:frame>
        <draw:frame draw:style-name="gr6" draw:text-style-name="P3" draw:layer="layout" svg:width="0.853cm" svg:height="1.372cm" svg:x="8.481cm" svg:y="13.357cm">
          <draw:text-box>
            <text:p text:style-name="P2"><text:span text:style-name="T1">2</text:span></text:p>
          </draw:text-box>
        </draw:frame>
        <draw:line draw:style-name="gr9" draw:text-style-name="P1" draw:layer="layout" svg:x1="8.351cm" svg:y1="15.065cm" svg:x2="9.181cm" svg:y2="15.065cm">
          <text:p text:style-name="P2"/>
        </draw:line>
        <draw:line draw:style-name="gr10" draw:text-style-name="P1" draw:layer="layout" svg:x1="7.702cm" svg:y1="15.096cm" svg:x2="6.793cm" svg:y2="15.096cm">
          <text:p text:style-name="P2"/>
        </draw:line>
        <draw:path draw:style-name="gr11" draw:text-style-name="P1" draw:layer="layout" svg:width="0.274cm" svg:height="0.443cm" draw:transform="skewX (-0.859225590756646) rotate (-1.00583324792533) translate (3.945cm 9.6730907239232cm)" svg:viewBox="0 0 275 444" svg:d="m0 3694c292 1 275 444 275 444">
          <text:p text:style-name="P2"/>
        </draw:path>
        <draw:frame draw:style-name="gr12" draw:text-style-name="P4" draw:layer="layout" svg:width="1.27cm" svg:height="1.524cm" svg:x="2.929cm" svg:y="10.333cm">
          <draw:text-box>
            <text:p text:style-name="P2"><text:span text:style-name="T2">q</text:span><text:span text:style-name="T3">1</text:span></text:p>
          </draw:text-box>
        </draw:frame>
        <draw:line draw:style-name="gr1" draw:text-style-name="P1" draw:layer="layout" svg:x1="23.784cm" svg:y1="5.286cm" svg:x2="23.784cm" svg:y2="16.025cm">
          <text:p text:style-name="P2"/>
        </draw:line>
        <draw:g>
          <draw:path draw:style-name="gr13" draw:text-style-name="P1" draw:layer="layout" svg:width="12.72cm" svg:height="3.75cm" draw:transform="skewX (-0.605803783367117) rotate (-1.33063902172141) translate (15.7069708306912cm 2.82748317680325cm)" svg:viewBox="0 0 12721 3751" svg:d="m0-29167c8209 5 12696 3744 12696 3744l25 7">
            <text:p text:style-name="P2"/>
          </draw:path>
          <draw:path draw:style-name="gr13" draw:text-style-name="P1" draw:layer="layout" svg:width="12.723cm" svg:height="3.745cm" draw:transform="skewX (0.606152849217516) rotate (1.33098808757062) translate (12.6748578796541cm 15.156543996768cm)" svg:viewBox="0 0 12724 3746" svg:d="m12724 31824c-8211 2-12699 3739-12699 3739l-25 7">
            <text:p text:style-name="P2"/>
          </draw:path>
        </draw:g>
        <draw:line draw:style-name="gr3" draw:text-style-name="P1" draw:layer="layout" svg:x1="10.22cm" svg:y1="5.104cm" svg:x2="15.469cm" svg:y2="3.966cm">
          <text:p text:style-name="P2"/>
        </draw:line>
        <draw:line draw:style-name="gr3" draw:text-style-name="P1" draw:layer="layout" svg:x1="9.96cm" svg:y1="6.244cm" svg:x2="15.204cm" svg:y2="5.107cm">
          <text:p text:style-name="P2"/>
        </draw:line>
        <draw:line draw:style-name="gr3" draw:text-style-name="P1" draw:layer="layout" svg:x1="9.623cm" svg:y1="7.386cm" svg:x2="15.112cm" svg:y2="6.196cm">
          <text:p text:style-name="P2"/>
        </draw:line>
        <draw:line draw:style-name="gr3" draw:text-style-name="P1" draw:layer="layout" svg:x1="9.572cm" svg:y1="8.474cm" svg:x2="14.936cm" svg:y2="7.311cm">
          <text:p text:style-name="P2"/>
        </draw:line>
        <draw:line draw:style-name="gr3" draw:text-style-name="P1" draw:layer="layout" svg:x1="16.443cm" svg:y1="7.334cm" svg:x2="19.712cm" svg:y2="7.906cm">
          <text:p text:style-name="P2"/>
        </draw:line>
        <draw:line draw:style-name="gr14" draw:text-style-name="P1" draw:layer="layout" svg:x1="19.505cm" svg:y1="6.116cm" svg:x2="23.733cm" svg:y2="8.633cm">
          <text:p text:style-name="P2"/>
        </draw:line>
        <draw:line draw:style-name="gr3" draw:text-style-name="P1" draw:layer="layout" svg:x1="16.003cm" svg:y1="4.017cm" svg:x2="19.79cm" svg:y2="6.248cm">
          <text:p text:style-name="P2"/>
        </draw:line>
        <draw:line draw:style-name="gr14" draw:text-style-name="P1" draw:layer="layout" svg:x1="19.401cm" svg:y1="6.611cm" svg:x2="23.733cm" svg:y2="8.609cm">
          <text:p text:style-name="P2"/>
        </draw:line>
        <draw:line draw:style-name="gr3" draw:text-style-name="P1" draw:layer="layout" svg:x1="16.34cm" svg:y1="6.196cm" svg:x2="19.712cm" svg:y2="7.31cm">
          <text:p text:style-name="P2"/>
        </draw:line>
        <draw:line draw:style-name="gr14" draw:text-style-name="P1" draw:layer="layout" svg:x1="19.427cm" svg:y1="7.205cm" svg:x2="23.759cm" svg:y2="8.632cm">
          <text:p text:style-name="P2"/>
        </draw:line>
        <draw:line draw:style-name="gr3" draw:text-style-name="P1" draw:layer="layout" svg:x1="16.186cm" svg:y1="5.16cm" svg:x2="19.738cm" svg:y2="6.741cm">
          <text:p text:style-name="P2"/>
        </draw:line>
        <draw:line draw:style-name="gr14" draw:text-style-name="P1" draw:layer="layout" svg:x1="19.375cm" svg:y1="7.855cm" svg:x2="23.733cm" svg:y2="8.634cm">
          <text:p text:style-name="P2"/>
        </draw:line>
        <draw:line draw:style-name="gr2" draw:text-style-name="P1" draw:layer="layout" svg:x1="15.432cm" svg:y1="4.017cm" svg:x2="15.951cm" svg:y2="4.017cm">
          <text:p text:style-name="P2"/>
        </draw:line>
        <draw:line draw:style-name="gr2" draw:text-style-name="P1" draw:layer="layout" svg:x1="15.251cm" svg:y1="5.132cm" svg:x2="16.158cm" svg:y2="5.132cm">
          <text:p text:style-name="P2"/>
        </draw:line>
        <draw:line draw:style-name="gr2" draw:text-style-name="P1" draw:layer="layout" svg:x1="15.122cm" svg:y1="6.194cm" svg:x2="16.314cm" svg:y2="6.194cm">
          <text:p text:style-name="P2"/>
        </draw:line>
        <draw:line draw:style-name="gr2" draw:text-style-name="P1" draw:layer="layout" svg:x1="14.967cm" svg:y1="7.337cm" svg:x2="16.418cm" svg:y2="7.337cm">
          <text:p text:style-name="P2"/>
        </draw:line>
        <draw:line draw:style-name="gr2" draw:text-style-name="P1" draw:layer="layout" svg:x1="15.691cm" svg:y1="2.849cm" svg:x2="15.691cm" svg:y2="18.516cm">
          <text:p text:style-name="P2"/>
        </draw:line>
        <draw:line draw:style-name="gr9" draw:text-style-name="P1" draw:layer="layout" svg:x1="19.946cm" svg:y1="14.368cm" svg:x2="23.759cm" svg:y2="14.368cm">
          <text:p text:style-name="P2"/>
        </draw:line>
        <draw:line draw:style-name="gr9" draw:text-style-name="P1" draw:layer="layout" svg:x1="19.349cm" svg:y1="14.368cm" svg:x2="15.717cm" svg:y2="14.368cm">
          <text:p text:style-name="P2"/>
        </draw:line>
        <draw:frame draw:style-name="gr6" draw:text-style-name="P3" draw:layer="layout" svg:width="0.676cm" svg:height="1.372cm" svg:x="19.375cm" svg:y="13.898cm">
          <draw:text-box>
            <text:p text:style-name="P2"><text:span text:style-name="T1">f</text:span></text:p>
          </draw:text-box>
        </draw:frame>
        <draw:line draw:style-name="gr15" draw:text-style-name="P1" draw:layer="layout" svg:x1="34.653cm" svg:y1="11.591cm" svg:x2="35.483cm" svg:y2="11.591cm">
          <text:p text:style-name="P2"/>
        </draw:line>
        <draw:frame draw:style-name="gr6" draw:text-style-name="P3" draw:layer="layout" svg:width="0.676cm" svg:height="1.372cm" svg:x="7.677cm" svg:y="14.601cm">
          <draw:text-box>
            <text:p text:style-name="P2"><text:span text:style-name="T1">t</text:span></text:p>
          </draw:text-box>
        </draw:frame>
        <draw:line draw:style-name="gr3" draw:text-style-name="P1" draw:layer="layout" svg:x1="1.557cm" svg:y1="10.214cm" svg:x2="5.808cm" svg:y2="10.838cm">
          <text:p text:style-name="P2"/>
        </draw:line>
        <draw:line draw:style-name="gr3" draw:text-style-name="P1" draw:layer="layout" svg:x1="5.631cm" svg:y1="10.836cm" svg:x2="8.065cm" svg:y2="11.193cm">
          <text:p text:style-name="P2"/>
        </draw:line>
        <draw:line draw:style-name="gr3" draw:text-style-name="P1" draw:layer="layout" svg:x1="7.784cm" svg:y1="11.177cm" svg:x2="10.97cm" svg:y2="11.644cm">
          <text:p text:style-name="P2"/>
        </draw:line>
        <draw:line draw:style-name="gr3" draw:text-style-name="P1" draw:layer="layout" svg:x1="10.767cm" svg:y1="11.617cm" svg:x2="14.861cm" svg:y2="12.239cm">
          <text:p text:style-name="P2"/>
        </draw:line>
        <draw:line draw:style-name="gr2" draw:text-style-name="P1" draw:layer="layout" svg:x1="14.865cm" svg:y1="12.237cm" svg:x2="16.496cm" svg:y2="12.237cm">
          <text:p text:style-name="P2"/>
        </draw:line>
        <draw:line draw:style-name="gr3" draw:text-style-name="P1" draw:layer="layout" svg:x1="9.259cm" svg:y1="11.377cm" svg:x2="7.702cm" svg:y2="11.605cm">
          <text:p text:style-name="P2"/>
        </draw:line>
        <draw:line draw:style-name="gr14" draw:text-style-name="P1" draw:layer="layout" svg:x1="7.805cm" svg:y1="11.589cm" svg:x2="6.794cm" svg:y2="11.734cm">
          <text:p text:style-name="P2"/>
        </draw:line>
        <draw:line draw:style-name="gr3" draw:text-style-name="P1" draw:layer="layout" svg:x1="6.82cm" svg:y1="11.795cm" svg:x2="8.091cm" svg:y2="11.981cm">
          <text:p text:style-name="P2"/>
        </draw:line>
        <draw:line draw:style-name="gr3" draw:text-style-name="P1" draw:layer="layout" svg:x1="7.988cm" svg:y1="11.976cm" svg:x2="10.945cm" svg:y2="12.408cm">
          <text:p text:style-name="P2"/>
        </draw:line>
        <draw:line draw:style-name="gr3" draw:text-style-name="P1" draw:layer="layout" svg:x1="10.843cm" svg:y1="12.391cm" svg:x2="14.955cm" svg:y2="12.991cm">
          <text:p text:style-name="P2"/>
        </draw:line>
        <draw:line draw:style-name="gr2" draw:text-style-name="P1" draw:layer="layout" svg:x1="14.918cm" svg:y1="12.99cm" svg:x2="16.444cm" svg:y2="12.99cm">
          <text:p text:style-name="P2"/>
        </draw:line>
        <draw:line draw:style-name="gr3" draw:text-style-name="P1" draw:layer="layout" svg:x1="16.524cm" svg:y1="13.014cm" svg:x2="19.79cm" svg:y2="12.02cm">
          <text:p text:style-name="P2"/>
        </draw:line>
        <draw:line draw:style-name="gr3" draw:text-style-name="P1" draw:layer="layout" svg:x1="16.525cm" svg:y1="12.261cm" svg:x2="19.719cm" svg:y2="11.616cm">
          <text:p text:style-name="P2"/>
        </draw:line>
        <draw:line draw:style-name="gr14" draw:text-style-name="P1" draw:layer="layout" svg:x1="19.456cm" svg:y1="11.668cm" svg:x2="23.813cm" svg:y2="10.788cm">
          <text:p text:style-name="P2"/>
        </draw:line>
        <draw:line draw:style-name="gr14" draw:text-style-name="P1" draw:layer="layout" svg:x1="19.662cm" svg:y1="12.029cm" svg:x2="23.759cm" svg:y2="10.783cm">
          <text:p text:style-name="P2"/>
        </draw:line>
        <draw:frame draw:style-name="gr12" draw:text-style-name="P4" draw:layer="layout" svg:width="1.27cm" svg:height="1.524cm" svg:x="2.955cm" svg:y="8.803cm">
          <draw:text-box>
            <text:p text:style-name="P2"><text:span text:style-name="T2">q</text:span><text:span text:style-name="T3">2</text:span></text:p>
          </draw:text-box>
        </draw:frame>
        <draw:line draw:style-name="gr2" draw:text-style-name="P1" draw:layer="layout" svg:x1="23.759cm" svg:y1="8.634cm" svg:x2="25.835cm" svg:y2="8.634cm">
          <text:p text:style-name="P2"/>
        </draw:line>
        <draw:line draw:style-name="gr2" draw:text-style-name="P1" draw:layer="layout" svg:x1="23.785cm" svg:y1="10.813cm" svg:x2="25.861cm" svg:y2="10.813cm">
          <text:p text:style-name="P2"/>
        </draw:line>
        <draw:line draw:style-name="gr16" draw:text-style-name="P1" draw:layer="layout" svg:x1="25.211cm" svg:y1="8.659cm" svg:x2="25.211cm" svg:y2="10.215cm">
          <text:p text:style-name="P2"/>
        </draw:line>
        <draw:line draw:style-name="gr16" draw:text-style-name="P1" draw:layer="layout" svg:x1="25.211cm" svg:y1="10.217cm" svg:x2="25.211cm" svg:y2="10.813cm">
          <text:p text:style-name="P2"/>
        </draw:line>
        <draw:frame draw:style-name="gr17" draw:text-style-name="P3" draw:layer="layout" svg:width="0.917cm" svg:height="1.517cm" svg:x="24.355cm" svg:y="9.929cm">
          <draw:text-box>
            <text:p text:style-name="P2"><text:span text:style-name="T1">r</text:span><text:span text:style-name="T4">1</text:span></text:p>
          </draw:text-box>
        </draw:frame>
        <draw:frame draw:style-name="gr17" draw:text-style-name="P3" draw:layer="layout" svg:width="0.917cm" svg:height="1.517cm" svg:x="24.305cm" svg:y="8.841cm">
          <draw:text-box>
            <text:p text:style-name="P2"><text:span text:style-name="T1">r</text:span><text:span text:style-name="T4">2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1" draw:text-style-name="P1" draw:layer="layout" svg:x1="2.176cm" svg:y1="5.029cm" svg:x2="4.263cm" svg:y2="5.029cm">
          <text:p text:style-name="P2"/>
        </draw:line>
        <draw:line draw:style-name="gr1" draw:text-style-name="P1" draw:layer="layout" svg:x1="6.754cm" svg:y1="5.029cm" svg:x2="11.811cm" svg:y2="5.029cm">
          <text:p text:style-name="P2"/>
        </draw:line>
        <draw:line draw:style-name="gr1" draw:text-style-name="P1" draw:layer="layout" svg:x1="6.729cm" svg:y1="3.732cm" svg:x2="11.786cm" svg:y2="3.732cm">
          <text:p text:style-name="P2"/>
        </draw:line>
        <draw:line draw:style-name="gr1" draw:text-style-name="P1" draw:layer="layout" svg:x1="6.73cm" svg:y1="2.513cm" svg:x2="11.811cm" svg:y2="2.513cm">
          <text:p text:style-name="P2"/>
        </draw:line>
        <draw:line draw:style-name="gr1" draw:text-style-name="P1" draw:layer="layout" svg:x1="6.757cm" svg:y1="6.298cm" svg:x2="11.837cm" svg:y2="6.298cm">
          <text:p text:style-name="P2"/>
        </draw:line>
        <draw:line draw:style-name="gr1" draw:text-style-name="P1" draw:layer="layout" svg:x1="6.732cm" svg:y1="7.544cm" svg:x2="11.786cm" svg:y2="7.544cm">
          <text:p text:style-name="P2"/>
        </draw:line>
        <draw:line draw:style-name="gr1" draw:text-style-name="P1" draw:layer="layout" svg:x1="2.098cm" svg:y1="14.108cm" svg:x2="4.263cm" svg:y2="14.108cm">
          <text:p text:style-name="P2"/>
        </draw:line>
        <draw:line draw:style-name="gr1" draw:text-style-name="P1" draw:layer="layout" svg:x1="6.754cm" svg:y1="14.108cm" svg:x2="11.837cm" svg:y2="14.108cm">
          <text:p text:style-name="P2"/>
        </draw:line>
        <draw:line draw:style-name="gr1" draw:text-style-name="P1" draw:layer="layout" svg:x1="6.729cm" svg:y1="12.811cm" svg:x2="11.811cm" svg:y2="12.811cm">
          <text:p text:style-name="P2"/>
        </draw:line>
        <draw:line draw:style-name="gr1" draw:text-style-name="P1" draw:layer="layout" svg:x1="6.757cm" svg:y1="15.377cm" svg:x2="11.837cm" svg:y2="15.377cm">
          <text:p text:style-name="P2"/>
        </draw:line>
        <draw:line draw:style-name="gr2" draw:text-style-name="P1" draw:layer="layout" svg:x1="4.263cm" svg:y1="5.029cm" svg:x2="6.701cm" svg:y2="2.513cm">
          <text:p text:style-name="P2"/>
        </draw:line>
        <draw:line draw:style-name="gr2" draw:text-style-name="P1" draw:layer="layout" svg:x1="4.263cm" svg:y1="5.028cm" svg:x2="6.701cm" svg:y2="3.731cm">
          <text:p text:style-name="P2"/>
        </draw:line>
        <draw:line draw:style-name="gr2" draw:text-style-name="P1" draw:layer="layout" svg:x1="4.263cm" svg:y1="5.029cm" svg:x2="6.727cm" svg:y2="5.028cm">
          <text:p text:style-name="P2"/>
        </draw:line>
        <draw:line draw:style-name="gr2" draw:text-style-name="P1" draw:layer="layout" svg:x1="4.263cm" svg:y1="5.031cm" svg:x2="6.727cm" svg:y2="6.3cm">
          <text:p text:style-name="P2"/>
        </draw:line>
        <draw:line draw:style-name="gr2" draw:text-style-name="P1" draw:layer="layout" svg:x1="4.263cm" svg:y1="5.031cm" svg:x2="6.727cm" svg:y2="7.544cm">
          <text:p text:style-name="P2"/>
        </draw:line>
        <draw:line draw:style-name="gr2" draw:text-style-name="P1" draw:layer="layout" svg:x1="4.263cm" svg:y1="14.107cm" svg:x2="6.701cm" svg:y2="12.81cm">
          <text:p text:style-name="P2"/>
        </draw:line>
        <draw:line draw:style-name="gr2" draw:text-style-name="P1" draw:layer="layout" svg:x1="4.263cm" svg:y1="14.109cm" svg:x2="6.727cm" svg:y2="14.108cm">
          <text:p text:style-name="P2"/>
        </draw:line>
        <draw:line draw:style-name="gr2" draw:text-style-name="P1" draw:layer="layout" svg:x1="4.263cm" svg:y1="14.11cm" svg:x2="6.727cm" svg:y2="15.379cm">
          <text:p text:style-name="P2"/>
        </draw:line>
        <draw:line draw:style-name="gr3" draw:text-style-name="P1" draw:layer="layout" svg:x1="6.891cm" svg:y1="7.519cm" svg:x2="6.891cm" svg:y2="15.405cm">
          <text:p text:style-name="P2"/>
        </draw:line>
        <draw:line draw:style-name="gr3" draw:text-style-name="P1" draw:layer="layout" svg:x1="7.306cm" svg:y1="6.272cm" svg:x2="7.306cm" svg:y2="14.158cm">
          <text:p text:style-name="P2"/>
        </draw:line>
        <draw:line draw:style-name="gr3" draw:text-style-name="P1" draw:layer="layout" svg:x1="7.722cm" svg:y1="5.003cm" svg:x2="7.722cm" svg:y2="12.889cm">
          <text:p text:style-name="P2"/>
        </draw:line>
        <draw:line draw:style-name="gr3" draw:text-style-name="P1" draw:layer="layout" svg:x1="8.662cm" svg:y1="6.3cm" svg:x2="8.662cm" svg:y2="15.405cm">
          <text:p text:style-name="P2"/>
        </draw:line>
        <draw:line draw:style-name="gr3" draw:text-style-name="P1" draw:layer="layout" svg:x1="9.051cm" svg:y1="5.003cm" svg:x2="9.051cm" svg:y2="14.108cm">
          <text:p text:style-name="P2"/>
        </draw:line>
        <draw:line draw:style-name="gr3" draw:text-style-name="P1" draw:layer="layout" svg:x1="9.518cm" svg:y1="3.706cm" svg:x2="9.518cm" svg:y2="12.811cm">
          <text:p text:style-name="P2"/>
        </draw:line>
        <draw:line draw:style-name="gr3" draw:text-style-name="P1" draw:layer="layout" svg:x1="10.736cm" svg:y1="5.056cm" svg:x2="10.736cm" svg:y2="15.383cm">
          <text:p text:style-name="P2"/>
        </draw:line>
        <draw:line draw:style-name="gr3" draw:text-style-name="P1" draw:layer="layout" svg:x1="11.151cm" svg:y1="3.759cm" svg:x2="11.151cm" svg:y2="14.086cm">
          <text:p text:style-name="P2"/>
        </draw:line>
        <draw:line draw:style-name="gr3" draw:text-style-name="P1" draw:layer="layout" svg:x1="11.618cm" svg:y1="2.513cm" svg:x2="11.618cm" svg:y2="12.84cm">
          <text:p text:style-name="P2"/>
        </draw:line>
        <draw:frame draw:style-name="gr6" draw:text-style-name="P3" draw:layer="layout" svg:width="1.222cm" svg:height="1.372cm" svg:x="12.067cm" svg:y="12.214cm">
          <draw:text-box>
            <text:p text:style-name="P2"><text:span text:style-name="T1">+1</text:span></text:p>
          </draw:text-box>
        </draw:frame>
        <draw:frame draw:style-name="gr6" draw:text-style-name="P3" draw:layer="layout" svg:width="0.853cm" svg:height="1.372cm" svg:x="12.408cm" svg:y="13.615cm">
          <draw:text-box>
            <text:p text:style-name="P2"><text:span text:style-name="T1">0</text:span></text:p>
          </draw:text-box>
        </draw:frame>
        <draw:frame draw:style-name="gr6" draw:text-style-name="P3" draw:layer="layout" svg:width="1.065cm" svg:height="1.372cm" svg:x="12.16cm" svg:y="14.861cm">
          <draw:text-box>
            <text:p text:style-name="P2"><text:span text:style-name="T1">-1</text:span></text:p>
          </draw:text-box>
        </draw:frame>
        <draw:frame draw:style-name="gr6" draw:text-style-name="P3" draw:layer="layout" svg:width="1.222cm" svg:height="1.372cm" svg:x="12.018cm" svg:y="3.267cm">
          <draw:text-box>
            <text:p text:style-name="P2"><text:span text:style-name="T1">+1</text:span></text:p>
          </draw:text-box>
        </draw:frame>
        <draw:frame draw:style-name="gr6" draw:text-style-name="P3" draw:layer="layout" svg:width="0.853cm" svg:height="1.372cm" svg:x="12.296cm" svg:y="4.483cm">
          <draw:text-box>
            <text:p text:style-name="P2"><text:span text:style-name="T1">0</text:span></text:p>
          </draw:text-box>
        </draw:frame>
        <draw:frame draw:style-name="gr6" draw:text-style-name="P3" draw:layer="layout" svg:width="1.065cm" svg:height="1.372cm" svg:x="12.126cm" svg:y="5.729cm">
          <draw:text-box>
            <text:p text:style-name="P2"><text:span text:style-name="T1">-1</text:span></text:p>
          </draw:text-box>
        </draw:frame>
        <draw:frame draw:style-name="gr6" draw:text-style-name="P3" draw:layer="layout" svg:width="1.222cm" svg:height="1.372cm" svg:x="11.994cm" svg:y="2.01cm">
          <draw:text-box>
            <text:p text:style-name="P2"><text:span text:style-name="T1">+2</text:span></text:p>
          </draw:text-box>
        </draw:frame>
        <draw:frame draw:style-name="gr6" draw:text-style-name="P3" draw:layer="layout" svg:width="1.065cm" svg:height="1.372cm" svg:x="12.126cm" svg:y="7.001cm">
          <draw:text-box>
            <text:p text:style-name="P2"><text:span text:style-name="T1">-2</text:span></text:p>
          </draw:text-box>
        </draw:frame>
        <draw:frame draw:style-name="gr17" draw:text-style-name="P3" draw:layer="layout" svg:width="2.305cm" svg:height="1.517cm" svg:x="11.461cm" svg:y="1.001cm">
          <draw:text-box>
            <text:p text:style-name="P2"><text:span text:style-name="T1">M</text:span><text:span text:style-name="T4">J</text:span><text:span text:style-name="T1">=M</text:span><text:span text:style-name="T4">L</text:span></text:p>
          </draw:text-box>
        </draw:frame>
        <draw:frame draw:style-name="gr19" draw:text-style-name="P3" draw:layer="layout" svg:width="1.65cm" svg:height="1.372cm" svg:x="2.372cm" svg:y="1.001cm">
          <draw:text-box>
            <text:p text:style-name="P2"><text:span text:style-name="T1">B=0</text:span></text:p>
          </draw:text-box>
        </draw:frame>
        <draw:line draw:style-name="gr3" draw:text-style-name="P1" draw:layer="layout" svg:x1="2.481cm" svg:y1="5.082cm" svg:x2="2.481cm" svg:y2="14.083cm">
          <text:p text:style-name="P2"/>
        </draw:line>
        <draw:frame draw:style-name="gr20" draw:text-style-name="P3" draw:layer="layout" svg:width="1.717cm" svg:height="1.517cm" svg:x="0.245cm" svg:y="4.531cm">
          <draw:text-box>
            <text:p text:style-name="P2"><text:span text:style-name="T5">3</text:span><text:span text:style-name="T6">1</text:span><text:span text:style-name="T1">D</text:span><text:span text:style-name="T4">2</text:span></text:p>
          </draw:text-box>
        </draw:frame>
        <draw:frame draw:style-name="gr21" draw:text-style-name="P3" draw:layer="layout" svg:width="1.683cm" svg:height="1.517cm" svg:x="0.271cm" svg:y="13.61cm">
          <draw:text-box>
            <text:p text:style-name="P2"><text:span text:style-name="T5">2</text:span><text:span text:style-name="T6">1</text:span><text:span text:style-name="T1">P</text:span><text:span text:style-name="T4">1</text:span></text:p>
          </draw:text-box>
        </draw:frame>
        <draw:frame draw:style-name="gr22" draw:text-style-name="P4" draw:layer="layout" svg:width="12.327cm" svg:height="1.124cm" draw:transform="rotate (1.5707963267946) translate (1.35cm 11.597cm)">
          <draw:text-box>
            <text:p text:style-name="P2"><text:span text:style-name="T2">l</text:span><text:span text:style-name="T3">0</text:span><text:span text:style-name="T2"> = 643,847 </text:span><text:span text:style-name="T7">nm</text:span></text:p>
          </draw:text-box>
        </draw:frame>
        <draw:frame draw:style-name="gr19" draw:text-style-name="P3" draw:layer="layout" svg:width="1.65cm" svg:height="1.372cm" svg:x="8.39cm" svg:y="0.976cm">
          <draw:text-box>
            <text:p text:style-name="P2"><text:span text:style-name="T1">B&gt;0</text:span></text:p>
          </draw:text-box>
        </draw:frame>
        <draw:frame draw:style-name="gr23" draw:text-style-name="P3" draw:layer="layout" svg:width="2.01cm" svg:height="1.529cm" svg:x="4.714cm" svg:y="17.344cm">
          <draw:text-box>
            <text:p text:style-name="P2"><text:span text:style-name="T2">D</text:span><text:span text:style-name="T1">M</text:span><text:span text:style-name="T4">J</text:span><text:span text:style-name="T5">=</text:span></text:p>
          </draw:text-box>
        </draw:frame>
        <draw:frame draw:style-name="gr6" draw:text-style-name="P3" draw:layer="layout" svg:width="1.065cm" svg:height="1.372cm" svg:x="6.694cm" svg:y="17.326cm">
          <draw:text-box>
            <text:p text:style-name="P2"><text:span text:style-name="T1">-1</text:span></text:p>
          </draw:text-box>
        </draw:frame>
        <draw:frame draw:style-name="gr6" draw:text-style-name="P3" draw:layer="layout" svg:width="1.222cm" svg:height="1.372cm" svg:x="10.597cm" svg:y="17.374cm">
          <draw:text-box>
            <text:p text:style-name="P2"><text:span text:style-name="T1">+1</text:span></text:p>
          </draw:text-box>
        </draw:frame>
        <draw:frame draw:style-name="gr24" draw:text-style-name="P3" draw:layer="layout" svg:width="0.907cm" svg:height="1.372cm" svg:x="8.725cm" svg:y="17.374cm">
          <draw:text-box>
            <text:p text:style-name="P2"><text:span text:style-name="T1">0</text:span></text:p>
          </draw:text-box>
        </draw:frame>
        <draw:frame draw:style-name="gr25" draw:text-style-name="P5" draw:layer="layout" svg:width="0.907cm" svg:height="1.348cm" draw:transform="rotate (-1.57079632679579) translate (9.921cm 15.582cm)">
          <draw:text-box>
            <text:p text:style-name="P2"><text:span text:style-name="T8">}</text:span></text:p>
          </draw:text-box>
        </draw:frame>
        <draw:frame draw:style-name="gr25" draw:text-style-name="P5" draw:layer="layout" svg:width="0.907cm" svg:height="1.348cm" draw:transform="rotate (-1.57079632679579) translate (11.97cm 15.582cm)">
          <draw:text-box>
            <text:p text:style-name="P2"><text:span text:style-name="T8">}</text:span></text:p>
          </draw:text-box>
        </draw:frame>
        <draw:frame draw:style-name="gr25" draw:text-style-name="P5" draw:layer="layout" svg:width="0.907cm" svg:height="1.348cm" draw:transform="rotate (-1.57079632679579) translate (8.105cm 15.584cm)">
          <draw:text-box>
            <text:p text:style-name="P2"><text:span text:style-name="T8">}</text:span></text:p>
          </draw:text-box>
        </draw:frame>
        <draw:frame draw:style-name="gr26" draw:text-style-name="P4" draw:layer="layout" svg:width="0.934cm" svg:height="1.372cm" svg:x="6.935cm" svg:y="16.209cm">
          <draw:text-box>
            <text:p text:style-name="P2"><text:span text:style-name="T2">s</text:span></text:p>
          </draw:text-box>
        </draw:frame>
        <draw:frame draw:style-name="gr6" draw:text-style-name="P4" draw:layer="layout" svg:width="0.93cm" svg:height="1.372cm" svg:x="10.797cm" svg:y="16.262cm">
          <draw:text-box>
            <text:p text:style-name="P2"><text:span text:style-name="T2">s</text:span></text:p>
          </draw:text-box>
        </draw:frame>
        <draw:frame draw:style-name="gr24" draw:text-style-name="P4" draw:layer="layout" svg:width="0.907cm" svg:height="1.372cm" svg:x="8.725cm" svg:y="16.262cm">
          <draw:text-box>
            <text:p text:style-name="P2"><text:span text:style-name="T2">p</text:span></text:p>
          </draw:text-box>
        </draw:frame>
        <draw:line draw:style-name="gr1" draw:text-style-name="P1" draw:layer="layout" svg:x1="16.496cm" svg:y1="5.082cm" svg:x2="18.583cm" svg:y2="5.082cm">
          <text:p text:style-name="P2"/>
        </draw:line>
        <draw:line draw:style-name="gr1" draw:text-style-name="P1" draw:layer="layout" svg:x1="21.074cm" svg:y1="14.158cm" svg:x2="26.131cm" svg:y2="14.158cm">
          <text:p text:style-name="P2"/>
        </draw:line>
        <draw:line draw:style-name="gr1" draw:text-style-name="P1" draw:layer="layout" svg:x1="21.049cm" svg:y1="12.239cm" svg:x2="26.106cm" svg:y2="12.239cm">
          <text:p text:style-name="P2"/>
        </draw:line>
        <draw:line draw:style-name="gr1" draw:text-style-name="P1" draw:layer="layout" svg:x1="21.076cm" svg:y1="10.295cm" svg:x2="26.157cm" svg:y2="10.295cm">
          <text:p text:style-name="P2"/>
        </draw:line>
        <draw:line draw:style-name="gr1" draw:text-style-name="P1" draw:layer="layout" svg:x1="21.051cm" svg:y1="16.13cm" svg:x2="26.131cm" svg:y2="16.13cm">
          <text:p text:style-name="P2"/>
        </draw:line>
        <draw:line draw:style-name="gr1" draw:text-style-name="P1" draw:layer="layout" svg:x1="21.001cm" svg:y1="17.946cm" svg:x2="26.055cm" svg:y2="17.946cm">
          <text:p text:style-name="P2"/>
        </draw:line>
        <draw:line draw:style-name="gr1" draw:text-style-name="P1" draw:layer="layout" svg:x1="16.418cm" svg:y1="14.158cm" svg:x2="18.583cm" svg:y2="14.158cm">
          <text:p text:style-name="P2"/>
        </draw:line>
        <draw:line draw:style-name="gr1" draw:text-style-name="P1" draw:layer="layout" svg:x1="20.97cm" svg:y1="5.082cm" svg:x2="26.053cm" svg:y2="5.082cm">
          <text:p text:style-name="P2"/>
        </draw:line>
        <draw:line draw:style-name="gr1" draw:text-style-name="P1" draw:layer="layout" svg:x1="20.945cm" svg:y1="2.566cm" svg:x2="26.027cm" svg:y2="2.566cm">
          <text:p text:style-name="P2"/>
        </draw:line>
        <draw:line draw:style-name="gr1" draw:text-style-name="P1" draw:layer="layout" svg:x1="20.973cm" svg:y1="7.572cm" svg:x2="26.053cm" svg:y2="7.572cm">
          <text:p text:style-name="P2"/>
        </draw:line>
        <draw:line draw:style-name="gr2" draw:text-style-name="P1" draw:layer="layout" svg:x1="18.583cm" svg:y1="14.158cm" svg:x2="21.061cm" svg:y2="10.267cm">
          <text:p text:style-name="P2"/>
        </draw:line>
        <draw:line draw:style-name="gr2" draw:text-style-name="P1" draw:layer="layout" svg:x1="18.583cm" svg:y1="14.158cm" svg:x2="21.035cm" svg:y2="12.239cm">
          <text:p text:style-name="P2"/>
        </draw:line>
        <draw:line draw:style-name="gr2" draw:text-style-name="P1" draw:layer="layout" svg:x1="18.583cm" svg:y1="14.159cm" svg:x2="21.047cm" svg:y2="14.158cm">
          <text:p text:style-name="P2"/>
        </draw:line>
        <draw:line draw:style-name="gr2" draw:text-style-name="P1" draw:layer="layout" svg:x1="18.583cm" svg:y1="14.163cm" svg:x2="21.009cm" svg:y2="16.107cm">
          <text:p text:style-name="P2"/>
        </draw:line>
        <draw:line draw:style-name="gr2" draw:text-style-name="P1" draw:layer="layout" svg:x1="18.583cm" svg:y1="14.163cm" svg:x2="20.983cm" svg:y2="17.896cm">
          <text:p text:style-name="P2"/>
        </draw:line>
        <draw:line draw:style-name="gr2" draw:text-style-name="P1" draw:layer="layout" svg:x1="18.479cm" svg:y1="5.08cm" svg:x2="20.957cm" svg:y2="2.563cm">
          <text:p text:style-name="P2"/>
        </draw:line>
        <draw:line draw:style-name="gr2" draw:text-style-name="P1" draw:layer="layout" svg:x1="18.479cm" svg:y1="5.083cm" svg:x2="20.943cm" svg:y2="5.082cm">
          <text:p text:style-name="P2"/>
        </draw:line>
        <draw:line draw:style-name="gr2" draw:text-style-name="P1" draw:layer="layout" svg:x1="18.479cm" svg:y1="5.084cm" svg:x2="20.983cm" svg:y2="7.571cm">
          <text:p text:style-name="P2"/>
        </draw:line>
        <draw:frame draw:style-name="gr6" draw:text-style-name="P3" draw:layer="layout" svg:width="1.222cm" svg:height="1.372cm" svg:x="26.468cm" svg:y="2.073cm">
          <draw:text-box>
            <text:p text:style-name="P2"><text:span text:style-name="T1">+1</text:span></text:p>
          </draw:text-box>
        </draw:frame>
        <draw:frame draw:style-name="gr6" draw:text-style-name="P3" draw:layer="layout" svg:width="0.853cm" svg:height="1.372cm" svg:x="26.746cm" svg:y="4.614cm">
          <draw:text-box>
            <text:p text:style-name="P2"><text:span text:style-name="T1">0</text:span></text:p>
          </draw:text-box>
        </draw:frame>
        <draw:frame draw:style-name="gr6" draw:text-style-name="P3" draw:layer="layout" svg:width="1.065cm" svg:height="1.372cm" svg:x="26.524cm" svg:y="7.054cm">
          <draw:text-box>
            <text:p text:style-name="P2"><text:span text:style-name="T1">-1</text:span></text:p>
          </draw:text-box>
        </draw:frame>
        <draw:frame draw:style-name="gr6" draw:text-style-name="P3" draw:layer="layout" svg:width="1.222cm" svg:height="1.372cm" svg:x="26.494cm" svg:y="11.691cm">
          <draw:text-box>
            <text:p text:style-name="P2"><text:span text:style-name="T1">+1</text:span></text:p>
          </draw:text-box>
        </draw:frame>
        <draw:frame draw:style-name="gr6" draw:text-style-name="P3" draw:layer="layout" svg:width="0.853cm" svg:height="1.372cm" svg:x="26.694cm" svg:y="13.64cm">
          <draw:text-box>
            <text:p text:style-name="P2"><text:span text:style-name="T1">0</text:span></text:p>
          </draw:text-box>
        </draw:frame>
        <draw:frame draw:style-name="gr6" draw:text-style-name="P3" draw:layer="layout" svg:width="1.065cm" svg:height="1.372cm" svg:x="26.549cm" svg:y="15.637cm">
          <draw:text-box>
            <text:p text:style-name="P2"><text:span text:style-name="T1">-1</text:span></text:p>
          </draw:text-box>
        </draw:frame>
        <draw:frame draw:style-name="gr6" draw:text-style-name="P3" draw:layer="layout" svg:width="1.222cm" svg:height="1.372cm" svg:x="26.495cm" svg:y="9.767cm">
          <draw:text-box>
            <text:p text:style-name="P2"><text:span text:style-name="T1">+2</text:span></text:p>
          </draw:text-box>
        </draw:frame>
        <draw:frame draw:style-name="gr6" draw:text-style-name="P3" draw:layer="layout" svg:width="1.065cm" svg:height="1.372cm" svg:x="26.576cm" svg:y="17.43cm">
          <draw:text-box>
            <text:p text:style-name="P2"><text:span text:style-name="T1">-2</text:span></text:p>
          </draw:text-box>
        </draw:frame>
        <draw:frame draw:style-name="gr17" draw:text-style-name="P3" draw:layer="layout" svg:width="1.209cm" svg:height="1.517cm" svg:x="26.481cm" svg:y="1.054cm">
          <draw:text-box>
            <text:p text:style-name="P2"><text:span text:style-name="T1">M</text:span><text:span text:style-name="T4">J</text:span></text:p>
          </draw:text-box>
        </draw:frame>
        <draw:frame draw:style-name="gr19" draw:text-style-name="P3" draw:layer="layout" svg:width="1.65cm" svg:height="1.372cm" svg:x="16.744cm" svg:y="1.08cm">
          <draw:text-box>
            <text:p text:style-name="P2"><text:span text:style-name="T1">B=0</text:span></text:p>
          </draw:text-box>
        </draw:frame>
        <draw:line draw:style-name="gr3" draw:text-style-name="P1" draw:layer="layout" svg:x1="16.801cm" svg:y1="5.132cm" svg:x2="16.801cm" svg:y2="14.133cm">
          <text:p text:style-name="P2"/>
        </draw:line>
        <draw:frame draw:style-name="gr21" draw:text-style-name="P3" draw:layer="layout" svg:width="1.683cm" svg:height="1.517cm" svg:x="14.565cm" svg:y="4.584cm">
          <draw:text-box>
            <text:p text:style-name="P2"><text:span text:style-name="T5">2</text:span><text:span text:style-name="T6">3</text:span><text:span text:style-name="T1">S</text:span><text:span text:style-name="T4">1</text:span></text:p>
          </draw:text-box>
        </draw:frame>
        <draw:frame draw:style-name="gr21" draw:text-style-name="P3" draw:layer="layout" svg:width="1.683cm" svg:height="1.517cm" svg:x="14.591cm" svg:y="13.66cm">
          <draw:text-box>
            <text:p text:style-name="P2"><text:span text:style-name="T5">2</text:span><text:span text:style-name="T6">3</text:span><text:span text:style-name="T1">P</text:span><text:span text:style-name="T4">2</text:span></text:p>
          </draw:text-box>
        </draw:frame>
        <draw:frame draw:style-name="gr22" draw:text-style-name="P4" draw:layer="layout" svg:width="12.327cm" svg:height="1.124cm" draw:transform="rotate (1.5707963267946) translate (15.67cm 11.648cm)">
          <draw:text-box>
            <text:p text:style-name="P2"><text:span text:style-name="T2">l</text:span><text:span text:style-name="T3">0</text:span><text:span text:style-name="T2"> = 508,588 </text:span><text:span text:style-name="T7">nm</text:span></text:p>
          </draw:text-box>
        </draw:frame>
        <draw:frame draw:style-name="gr19" draw:text-style-name="P3" draw:layer="layout" svg:width="1.65cm" svg:height="1.372cm" svg:x="22.71cm" svg:y="1.026cm">
          <draw:text-box>
            <text:p text:style-name="P2"><text:span text:style-name="T1">B&gt;0</text:span></text:p>
          </draw:text-box>
        </draw:frame>
        <draw:frame draw:style-name="gr23" draw:text-style-name="P3" draw:layer="layout" svg:width="2.01cm" svg:height="1.529cm" svg:x="19.137cm" svg:y="19.87cm">
          <draw:text-box>
            <text:p text:style-name="P2"><text:span text:style-name="T2">D</text:span><text:span text:style-name="T1">M</text:span><text:span text:style-name="T4">J</text:span><text:span text:style-name="T5">=</text:span></text:p>
          </draw:text-box>
        </draw:frame>
        <draw:frame draw:style-name="gr27" draw:text-style-name="P3" draw:layer="layout" svg:width="1.382cm" svg:height="1.782cm" svg:x="21.139cm" svg:y="19.834cm">
          <draw:text-box>
            <text:p text:style-name="P2"><text:span text:style-name="T1">+1</text:span></text:p>
          </draw:text-box>
        </draw:frame>
        <draw:frame draw:style-name="gr6" draw:text-style-name="P3" draw:layer="layout" svg:width="1.065cm" svg:height="1.372cm" svg:x="25.091cm" svg:y="19.827cm">
          <draw:text-box>
            <text:p text:style-name="P2"><text:span text:style-name="T1">-1</text:span></text:p>
          </draw:text-box>
        </draw:frame>
        <draw:frame draw:style-name="gr24" draw:text-style-name="P3" draw:layer="layout" svg:width="0.907cm" svg:height="1.372cm" svg:x="23.148cm" svg:y="19.903cm">
          <draw:text-box>
            <text:p text:style-name="P2"><text:span text:style-name="T1">0</text:span></text:p>
          </draw:text-box>
        </draw:frame>
        <draw:frame draw:style-name="gr25" draw:text-style-name="P5" draw:layer="layout" svg:width="0.907cm" svg:height="1.348cm" draw:transform="rotate (-1.57079632679579) translate (24.344cm 18.108cm)">
          <draw:text-box>
            <text:p text:style-name="P2"><text:span text:style-name="T8">}</text:span></text:p>
          </draw:text-box>
        </draw:frame>
        <draw:frame draw:style-name="gr25" draw:text-style-name="P5" draw:layer="layout" svg:width="0.907cm" svg:height="1.348cm" draw:transform="rotate (-1.57079632679579) translate (26.393cm 18.108cm)">
          <draw:text-box>
            <text:p text:style-name="P2"><text:span text:style-name="T8">}</text:span></text:p>
          </draw:text-box>
        </draw:frame>
        <draw:frame draw:style-name="gr25" draw:text-style-name="P5" draw:layer="layout" svg:width="0.907cm" svg:height="1.348cm" draw:transform="rotate (-1.57079632679579) translate (22.528cm 18.11cm)">
          <draw:text-box>
            <text:p text:style-name="P2"><text:span text:style-name="T8">}</text:span></text:p>
          </draw:text-box>
        </draw:frame>
        <draw:frame draw:style-name="gr26" draw:text-style-name="P4" draw:layer="layout" svg:width="0.934cm" svg:height="1.372cm" svg:x="21.358cm" svg:y="18.737cm">
          <draw:text-box>
            <text:p text:style-name="P2"><text:span text:style-name="T2">s</text:span></text:p>
          </draw:text-box>
        </draw:frame>
        <draw:frame draw:style-name="gr28" draw:text-style-name="P4" draw:layer="layout" svg:width="0.934cm" svg:height="1.372cm" svg:x="25.22cm" svg:y="18.788cm">
          <draw:text-box>
            <text:p text:style-name="P2"><text:span text:style-name="T2">s</text:span></text:p>
          </draw:text-box>
        </draw:frame>
        <draw:frame draw:style-name="gr24" draw:text-style-name="P4" draw:layer="layout" svg:width="0.907cm" svg:height="1.372cm" svg:x="23.148cm" svg:y="18.788cm">
          <draw:text-box>
            <text:p text:style-name="P2"><text:span text:style-name="T2">p</text:span></text:p>
          </draw:text-box>
        </draw:frame>
        <draw:line draw:style-name="gr3" draw:text-style-name="P1" draw:layer="layout" svg:x1="21.345cm" svg:y1="7.625cm" svg:x2="21.345cm" svg:y2="17.952cm">
          <text:p text:style-name="P2"/>
        </draw:line>
        <draw:line draw:style-name="gr3" draw:text-style-name="P1" draw:layer="layout" svg:x1="21.708cm" svg:y1="5.132cm" svg:x2="21.708cm" svg:y2="16.19cm">
          <text:p text:style-name="P2"/>
        </draw:line>
        <draw:line draw:style-name="gr3" draw:text-style-name="P1" draw:layer="layout" svg:x1="22.097cm" svg:y1="2.616cm" svg:x2="22.097cm" svg:y2="14.193cm">
          <text:p text:style-name="P2"/>
        </draw:line>
        <draw:line draw:style-name="gr3" draw:text-style-name="P1" draw:layer="layout" svg:x1="23.201cm" svg:y1="7.625cm" svg:x2="23.201cm" svg:y2="16.09cm">
          <text:p text:style-name="P2"/>
        </draw:line>
        <draw:line draw:style-name="gr3" draw:text-style-name="P1" draw:layer="layout" svg:x1="23.539cm" svg:y1="5.107cm" svg:x2="23.539cm" svg:y2="14.169cm">
          <text:p text:style-name="P2"/>
        </draw:line>
        <draw:line draw:style-name="gr3" draw:text-style-name="P1" draw:layer="layout" svg:x1="23.954cm" svg:y1="2.591cm" svg:x2="23.954cm" svg:y2="12.25cm">
          <text:p text:style-name="P2"/>
        </draw:line>
        <draw:line draw:style-name="gr3" draw:text-style-name="P1" draw:layer="layout" svg:x1="24.95cm" svg:y1="7.572cm" svg:x2="24.95cm" svg:y2="14.133cm">
          <text:p text:style-name="P2"/>
        </draw:line>
        <draw:line draw:style-name="gr3" draw:text-style-name="P1" draw:layer="layout" svg:x1="25.365cm" svg:y1="5.107cm" svg:x2="25.365cm" svg:y2="12.216cm">
          <text:p text:style-name="P2"/>
        </draw:line>
        <draw:line draw:style-name="gr3" draw:text-style-name="P1" draw:layer="layout" svg:x1="25.832cm" svg:y1="2.591cm" svg:x2="25.832cm" svg:y2="10.324cm">
          <text:p text:style-name="P2"/>
        </draw:line>
        <draw:line draw:style-name="gr14" draw:text-style-name="P1" draw:layer="layout" svg:x1="14.129cm" svg:y1="1.112cm" svg:x2="14.129cm" svg:y2="18.388cm">
          <text:p text:style-name="P2"/>
        </draw:line>
        <draw:frame draw:style-name="gr29" draw:text-style-name="P3" draw:layer="layout" svg:width="7.434cm" svg:height="1.372cm" svg:x="3.074cm" svg:y="0.001cm">
          <draw:text-box>
            <text:p text:style-name="P2"><text:span text:style-name="T1">normal Zeeman effect</text:span></text:p>
          </draw:text-box>
        </draw:frame>
        <draw:frame draw:style-name="gr30" draw:text-style-name="P3" draw:layer="layout" svg:width="8.946cm" svg:height="1.372cm" svg:x="17.937cm" svg:y="0.001cm">
          <draw:text-box>
            <text:p text:style-name="P2"><text:span text:style-name="T1">anormalous Zeeman effect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g>
          <draw:g>
            <draw:line draw:style-name="gr1" draw:text-style-name="P1" draw:layer="layout" svg:x1="15.694cm" svg:y1="11.877cm" svg:x2="24.536cm" svg:y2="17.53cm">
              <text:p text:style-name="P2"/>
            </draw:line>
            <draw:line draw:style-name="gr1" draw:text-style-name="P1" draw:layer="layout" svg:x1="14.005cm" svg:y1="11.069cm" svg:x2="14.005cm" svg:y2="14.703cm">
              <text:p text:style-name="P2"/>
            </draw:line>
            <draw:line draw:style-name="gr1" draw:text-style-name="P1" draw:layer="layout" svg:x1="17.273cm" svg:y1="12.664cm" svg:x2="13.967cm" svg:y2="14.777cm">
              <text:p text:style-name="P2"/>
            </draw:line>
            <draw:line draw:style-name="gr1" draw:text-style-name="P1" draw:layer="layout" svg:x1="10.663cm" svg:y1="12.668cm" svg:x2="13.969cm" svg:y2="14.781cm">
              <text:p text:style-name="P2"/>
            </draw:line>
            <draw:line draw:style-name="gr1" draw:text-style-name="P1" draw:layer="layout" svg:x1="17.31cm" svg:y1="8.962cm" svg:x2="14.004cm" svg:y2="11.075cm">
              <text:p text:style-name="P2"/>
            </draw:line>
            <draw:line draw:style-name="gr1" draw:text-style-name="P1" draw:layer="layout" svg:x1="10.626cm" svg:y1="8.962cm" svg:x2="13.932cm" svg:y2="11.075cm">
              <text:p text:style-name="P2"/>
            </draw:line>
            <draw:line draw:style-name="gr1" draw:text-style-name="P1" draw:layer="layout" svg:x1="17.31cm" svg:y1="9.016cm" svg:x2="17.31cm" svg:y2="12.65cm">
              <text:p text:style-name="P2"/>
            </draw:line>
            <draw:line draw:style-name="gr1" draw:text-style-name="P1" draw:layer="layout" svg:x1="10.629cm" svg:y1="8.976cm" svg:x2="10.629cm" svg:y2="12.61cm">
              <text:p text:style-name="P2"/>
            </draw:line>
            <draw:line draw:style-name="gr1" draw:text-style-name="P1" draw:layer="layout" svg:x1="13.967cm" svg:y1="6.832cm" svg:x2="17.273cm" svg:y2="8.945cm">
              <text:p text:style-name="P2"/>
            </draw:line>
            <draw:line draw:style-name="gr1" draw:text-style-name="P1" draw:layer="layout" svg:x1="13.969cm" svg:y1="6.797cm" svg:x2="10.663cm" svg:y2="8.91cm">
              <text:p text:style-name="P2"/>
            </draw:line>
            <draw:line draw:style-name="gr1" draw:text-style-name="P1" draw:layer="layout" svg:x1="12.238cm" svg:y1="11.952cm" svg:x2="3.396cm" svg:y2="17.605cm">
              <text:p text:style-name="P2"/>
            </draw:line>
            <draw:line draw:style-name="gr1" draw:text-style-name="P1" draw:layer="layout" svg:x1="26.487cm" svg:y1="2.854cm" svg:x2="17.198cm" svg:y2="8.793cm">
              <text:p text:style-name="P2"/>
            </draw:line>
            <draw:line draw:style-name="gr1" draw:text-style-name="P1" draw:layer="layout" svg:x1="1.946cm" svg:y1="3.033cm" svg:x2="10.85cm" svg:y2="8.723cm">
              <text:p text:style-name="P2"/>
            </draw:line>
            <draw:line draw:style-name="gr31" draw:text-style-name="P1" draw:layer="layout" svg:x1="15.438cm" svg:y1="3.419cm" svg:x2="12.132cm" svg:y2="5.532cm">
              <text:p text:style-name="P2"/>
            </draw:line>
            <draw:line draw:style-name="gr32" draw:text-style-name="P1" draw:layer="layout" svg:x1="23.514cm" svg:y1="15.108cm" svg:x2="23.514cm" svg:y2="18.742cm">
              <text:p text:style-name="P2"/>
            </draw:line>
            <draw:line draw:style-name="gr32" draw:text-style-name="P1" draw:layer="layout" svg:x1="25.056cm" svg:y1="15.876cm" svg:x2="22.155cm" svg:y2="17.73cm">
              <text:p text:style-name="P2"/>
            </draw:line>
            <draw:ellipse draw:style-name="gr33" draw:text-style-name="P1" draw:layer="layout" svg:width="2.68cm" svg:height="5.069cm" svg:x="3.911cm" svg:y="14.007cm">
              <text:p text:style-name="P2"/>
            </draw:ellipse>
            <draw:ellipse draw:style-name="gr33" draw:text-style-name="P1" draw:layer="layout" svg:width="2.68cm" svg:height="5.068cm" svg:x="4.939cm" svg:y="13.202cm">
              <text:p text:style-name="P2"/>
            </draw:ellipse>
            <draw:ellipse draw:style-name="gr33" draw:text-style-name="P1" draw:layer="layout" svg:width="2.68cm" svg:height="5.069cm" svg:x="21.898cm" svg:y="2.593cm">
              <text:p text:style-name="P2"/>
            </draw:ellipse>
            <draw:ellipse draw:style-name="gr33" draw:text-style-name="P1" draw:layer="layout" svg:width="2.68cm" svg:height="5.068cm" svg:x="22.925cm" svg:y="1.785cm">
              <text:p text:style-name="P2"/>
            </draw:ellipse>
            <draw:line draw:style-name="gr31" draw:text-style-name="P1" draw:layer="layout" svg:x1="3.911cm" svg:y1="16.322cm" svg:x2="3.908cm" svg:y2="16.987cm">
              <text:p text:style-name="P2"/>
            </draw:line>
            <draw:line draw:style-name="gr31" draw:text-style-name="P1" draw:layer="layout" svg:x1="7.619cm" svg:y1="15.664cm" svg:x2="7.616cm" svg:y2="16.329cm">
              <text:p text:style-name="P2"/>
            </draw:line>
            <draw:line draw:style-name="gr31" draw:text-style-name="P1" draw:layer="layout" svg:x1="21.936cm" svg:y1="4.612cm" svg:x2="21.933cm" svg:y2="5.277cm">
              <text:p text:style-name="P2"/>
            </draw:line>
            <draw:line draw:style-name="gr31" draw:text-style-name="P1" draw:layer="layout" svg:x1="25.57cm" svg:y1="4.282cm" svg:x2="25.567cm" svg:y2="4.947cm">
              <text:p text:style-name="P2"/>
            </draw:line>
            <draw:line draw:style-name="gr32" draw:text-style-name="P1" draw:layer="layout" svg:x1="2.846cm" svg:y1="1.816cm" svg:x2="2.846cm" svg:y2="5.45cm">
              <text:p text:style-name="P2"/>
            </draw:line>
            <draw:line draw:style-name="gr32" draw:text-style-name="P1" draw:layer="layout" svg:x1="4.388cm" svg:y1="2.593cm" svg:x2="1.487cm" svg:y2="4.447cm">
              <text:p text:style-name="P2"/>
            </draw:line>
            <draw:frame draw:style-name="gr34" draw:text-style-name="P3" draw:layer="layout" svg:width="1.303cm" svg:height="1.942cm" svg:x="13.052cm" svg:y="2.772cm">
              <draw:text-box>
                <text:p text:style-name="P2"><text:span text:style-name="T1">B</text:span></text:p>
              </draw:text-box>
            </draw:frame>
            <draw:frame draw:style-name="gr35" draw:text-style-name="P4" draw:layer="layout" svg:width="1.357cm" svg:height="1.941cm" svg:x="4.351cm" svg:y="1.492cm">
              <draw:text-box>
                <text:p text:style-name="P2"><text:span text:style-name="T9"></text:span></text:p>
              </draw:text-box>
            </draw:frame>
            <draw:frame draw:style-name="gr36" draw:text-style-name="P4" draw:layer="layout" svg:width="1.357cm" svg:height="1.942cm" svg:x="25.092cm" svg:y="14.779cm">
              <draw:text-box>
                <text:p text:style-name="P2"><text:span text:style-name="T10"></text:span></text:p>
              </draw:text-box>
            </draw:frame>
            <draw:frame draw:style-name="gr37" draw:text-style-name="P6" draw:layer="layout" svg:width="1.292cm" svg:height="1.942cm" svg:x="22.999cm" svg:y="13.749cm">
              <draw:text-box>
                <text:p text:style-name="P2"><text:span text:style-name="T10"></text:span></text:p>
              </draw:text-box>
            </draw:frame>
            <draw:frame draw:style-name="gr38" draw:text-style-name="P7" draw:layer="layout" svg:width="1.292cm" svg:height="1.941cm" svg:x="2.258cm" svg:y="0.5cm">
              <draw:text-box>
                <text:p text:style-name="P2"><text:span text:style-name="T9"></text:span></text:p>
              </draw:text-box>
            </draw:frame>
            <draw:frame draw:style-name="gr39" draw:text-style-name="P4" draw:layer="layout" svg:width="1.915cm" svg:height="1.941cm" svg:x="5.708cm" svg:y="11.771cm">
              <draw:text-box>
                <text:p text:style-name="P2"><text:span text:style-name="T10"> </text:span><text:span text:style-name="T11">-</text:span></text:p>
              </draw:text-box>
            </draw:frame>
            <draw:frame draw:style-name="gr40" draw:text-style-name="P4" draw:layer="layout" svg:width="2.041cm" svg:height="1.941cm" svg:x="22.486cm" svg:y="7.553cm">
              <draw:text-box>
                <text:p text:style-name="P2"><text:span text:style-name="T12"> </text:span><text:span text:style-name="T11">+</text:span></text:p>
              </draw:text-box>
            </draw:frame>
            <draw:frame draw:style-name="gr41" draw:text-style-name="P4" draw:layer="layout" svg:width="1.92cm" svg:height="1.942cm" svg:x="23.698cm" svg:y="0.429cm">
              <draw:text-box>
                <text:p text:style-name="P2"><text:span text:style-name="T13"> </text:span><text:span text:style-name="T14">-</text:span></text:p>
              </draw:text-box>
            </draw:frame>
          </draw:g>
          <draw:frame draw:style-name="gr42" draw:layer="layout" svg:width="2.04cm" svg:height="1.25cm" svg:x="4.438cm" svg:y="19.119cm">
            <draw:text-box>
              <text:p text:style-name="P2"><text:span text:style-name="T12"> </text:span><text:span text:style-name="T11">+</text:span></text:p>
            </draw:text-box>
          </draw:frame>
        </draw:g>
        <presentation:notes draw:style-name="dp2">
          <draw:page-thumbnail draw:style-name="gr18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g>
          <draw:line draw:style-name="gr2" draw:text-style-name="P1" draw:layer="layout" svg:x1="4.56cm" svg:y1="8.71cm" svg:x2="22.354cm" svg:y2="8.71cm">
            <text:p text:style-name="P2"/>
          </draw:line>
          <draw:line draw:style-name="gr1" draw:text-style-name="P1" draw:layer="layout" svg:x1="4.564cm" svg:y1="7.229cm" svg:x2="4.564cm" svg:y2="8.708cm">
            <text:p text:style-name="P2"/>
          </draw:line>
          <draw:line draw:style-name="gr1" draw:text-style-name="P1" draw:layer="layout" svg:x1="4.564cm" svg:y1="7.229cm" svg:x2="5.549cm" svg:y2="7.229cm">
            <text:p text:style-name="P2"/>
          </draw:line>
          <draw:line draw:style-name="gr1" draw:text-style-name="P1" draw:layer="layout" svg:x1="5.549cm" svg:y1="7.229cm" svg:x2="5.835cm" svg:y2="7.956cm">
            <text:p text:style-name="P2"/>
          </draw:line>
          <draw:line draw:style-name="gr1" draw:text-style-name="P1" draw:layer="layout" svg:x1="5.861cm" svg:y1="7.985cm" svg:x2="5.861cm" svg:y2="8.711cm">
            <text:p text:style-name="P2"/>
          </draw:line>
          <draw:line draw:style-name="gr1" draw:text-style-name="P1" draw:layer="layout" svg:x1="4.565cm" svg:y1="10.161cm" svg:x2="4.565cm" svg:y2="8.682cm">
            <text:p text:style-name="P2"/>
          </draw:line>
          <draw:line draw:style-name="gr1" draw:text-style-name="P1" draw:layer="layout" svg:x1="4.565cm" svg:y1="10.162cm" svg:x2="5.55cm" svg:y2="10.162cm">
            <text:p text:style-name="P2"/>
          </draw:line>
          <draw:line draw:style-name="gr1" draw:text-style-name="P1" draw:layer="layout" svg:x1="5.55cm" svg:y1="10.16cm" svg:x2="5.836cm" svg:y2="9.433cm">
            <text:p text:style-name="P2"/>
          </draw:line>
          <draw:line draw:style-name="gr1" draw:text-style-name="P1" draw:layer="layout" svg:x1="5.862cm" svg:y1="9.408cm" svg:x2="5.862cm" svg:y2="8.682cm">
            <text:p text:style-name="P2"/>
          </draw:line>
          <draw:line draw:style-name="gr1" draw:text-style-name="P1" draw:layer="layout" svg:x1="8.848cm" svg:y1="7.234cm" svg:x2="8.848cm" svg:y2="8.713cm">
            <text:p text:style-name="P2"/>
          </draw:line>
          <draw:line draw:style-name="gr1" draw:text-style-name="P1" draw:layer="layout" svg:x1="8.848cm" svg:y1="7.234cm" svg:x2="7.863cm" svg:y2="7.234cm">
            <text:p text:style-name="P2"/>
          </draw:line>
          <draw:line draw:style-name="gr1" draw:text-style-name="P1" draw:layer="layout" svg:x1="7.863cm" svg:y1="7.234cm" svg:x2="7.577cm" svg:y2="7.961cm">
            <text:p text:style-name="P2"/>
          </draw:line>
          <draw:line draw:style-name="gr1" draw:text-style-name="P1" draw:layer="layout" svg:x1="7.551cm" svg:y1="7.987cm" svg:x2="7.551cm" svg:y2="8.713cm">
            <text:p text:style-name="P2"/>
          </draw:line>
          <draw:line draw:style-name="gr1" draw:text-style-name="P1" draw:layer="layout" svg:x1="8.847cm" svg:y1="10.164cm" svg:x2="8.847cm" svg:y2="8.685cm">
            <text:p text:style-name="P2"/>
          </draw:line>
          <draw:line draw:style-name="gr1" draw:text-style-name="P1" draw:layer="layout" svg:x1="8.847cm" svg:y1="10.164cm" svg:x2="7.862cm" svg:y2="10.164cm">
            <text:p text:style-name="P2"/>
          </draw:line>
          <draw:line draw:style-name="gr1" draw:text-style-name="P1" draw:layer="layout" svg:x1="7.862cm" svg:y1="10.163cm" svg:x2="7.576cm" svg:y2="9.436cm">
            <text:p text:style-name="P2"/>
          </draw:line>
          <draw:line draw:style-name="gr1" draw:text-style-name="P1" draw:layer="layout" svg:x1="7.55cm" svg:y1="9.411cm" svg:x2="7.55cm" svg:y2="8.685cm">
            <text:p text:style-name="P2"/>
          </draw:line>
          <draw:rect draw:style-name="gr33" draw:text-style-name="P1" draw:layer="layout" svg:width="0.57cm" svg:height="0.571cm" svg:x="6.38cm" svg:y="8.425cm">
            <text:p text:style-name="P2"/>
          </draw:rect>
          <draw:rect draw:style-name="gr33" draw:text-style-name="P1" draw:layer="layout" svg:width="0.234cm" svg:height="2.933cm" svg:x="14.65cm" svg:y="7.229cm">
            <text:p text:style-name="P2"/>
          </draw:rect>
          <draw:rect draw:style-name="gr33" draw:text-style-name="P1" draw:layer="layout" svg:width="3.813cm" svg:height="2.933cm" svg:x="10.552cm" svg:y="7.229cm">
            <text:p text:style-name="P2"/>
          </draw:rect>
          <draw:rect draw:style-name="gr33" draw:text-style-name="P1" draw:layer="layout" svg:width="0.234cm" svg:height="2.933cm" svg:x="20.175cm" svg:y="7.203cm">
            <text:p text:style-name="P2"/>
          </draw:rect>
          <draw:line draw:style-name="gr1" draw:text-style-name="P1" draw:layer="layout" svg:x1="23.056cm" svg:y1="7.234cm" svg:x2="23.056cm" svg:y2="8.713cm">
            <text:p text:style-name="P2"/>
          </draw:line>
          <draw:line draw:style-name="gr1" draw:text-style-name="P1" draw:layer="layout" svg:x1="23.056cm" svg:y1="7.234cm" svg:x2="22.071cm" svg:y2="7.234cm">
            <text:p text:style-name="P2"/>
          </draw:line>
          <draw:line draw:style-name="gr1" draw:text-style-name="P1" draw:layer="layout" svg:x1="21.359cm" svg:y1="7.987cm" svg:x2="21.359cm" svg:y2="8.713cm">
            <text:p text:style-name="P2"/>
          </draw:line>
          <draw:line draw:style-name="gr1" draw:text-style-name="P1" draw:layer="layout" svg:x1="23.055cm" svg:y1="10.164cm" svg:x2="23.055cm" svg:y2="8.685cm">
            <text:p text:style-name="P2"/>
          </draw:line>
          <draw:line draw:style-name="gr1" draw:text-style-name="P1" draw:layer="layout" svg:x1="23.055cm" svg:y1="10.164cm" svg:x2="22.095cm" svg:y2="10.164cm">
            <text:p text:style-name="P2"/>
          </draw:line>
          <draw:line draw:style-name="gr1" draw:text-style-name="P1" draw:layer="layout" svg:x1="21.358cm" svg:y1="9.411cm" svg:x2="21.358cm" svg:y2="8.685cm">
            <text:p text:style-name="P2"/>
          </draw:line>
          <draw:line draw:style-name="gr1" draw:text-style-name="P1" draw:layer="layout" svg:x1="22.095cm" svg:y1="7.256cm" svg:x2="22.095cm" svg:y2="8.112cm">
            <text:p text:style-name="P2"/>
          </draw:line>
          <draw:line draw:style-name="gr1" draw:text-style-name="P1" draw:layer="layout" svg:x1="21.368cm" svg:y1="7.957cm" svg:x2="22.069cm" svg:y2="8.138cm">
            <text:p text:style-name="P2"/>
          </draw:line>
          <draw:line draw:style-name="gr1" draw:text-style-name="P1" draw:layer="layout" svg:x1="22.118cm" svg:y1="10.165cm" svg:x2="22.118cm" svg:y2="9.234cm">
            <text:p text:style-name="P2"/>
          </draw:line>
          <draw:line draw:style-name="gr1" draw:text-style-name="P1" draw:layer="layout" svg:x1="21.391cm" svg:y1="9.387cm" svg:x2="22.092cm" svg:y2="9.206cm">
            <text:p text:style-name="P2"/>
          </draw:line>
          <draw:rect draw:style-name="gr33" draw:text-style-name="P1" draw:layer="layout" svg:width="0.234cm" svg:height="2.933cm" svg:x="13.197cm" svg:y="7.229cm">
            <text:p text:style-name="P2"/>
          </draw:rect>
          <draw:frame draw:style-name="gr43" draw:text-style-name="P9" draw:layer="layout" svg:width="2.234cm" svg:height="1.762cm" svg:x="21.472cm" svg:y="5.209cm">
            <draw:text-box>
              <text:p text:style-name="P8"><text:span text:style-name="T15">CCD</text:span></text:p>
              <text:p text:style-name="P8"><text:span text:style-name="T15">camera</text:span></text:p>
            </draw:text-box>
          </draw:frame>
          <draw:frame draw:style-name="gr44" draw:text-style-name="P9" draw:layer="layout" svg:width="2.908cm" svg:height="1.873cm" svg:x="15.922cm" svg:y="5.287cm">
            <draw:text-box>
              <text:p text:style-name="P8"><text:span text:style-name="T16">L</text:span><text:span text:style-name="T17">2</text:span></text:p>
              <text:p text:style-name="P8"><text:span text:style-name="T16">(+300 mm)</text:span></text:p>
            </draw:text-box>
          </draw:frame>
          <draw:frame draw:style-name="gr45" draw:text-style-name="P9" draw:layer="layout" svg:width="2.632cm" svg:height="1.873cm" svg:x="18.981cm" svg:y="5.287cm">
            <draw:text-box>
              <text:p text:style-name="P8"><text:span text:style-name="T16">L</text:span><text:span text:style-name="T17">3</text:span></text:p>
              <text:p text:style-name="P8"><text:span text:style-name="T16">(+50 mm)</text:span></text:p>
            </draw:text-box>
          </draw:frame>
          <draw:frame draw:style-name="gr45" draw:text-style-name="P9" draw:layer="layout" svg:width="2.632cm" svg:height="1.873cm" svg:x="8.789cm" svg:y="5.287cm">
            <draw:text-box>
              <text:p text:style-name="P8"><text:span text:style-name="T16">L</text:span><text:span text:style-name="T17">1</text:span></text:p>
              <text:p text:style-name="P8"><text:span text:style-name="T16">(+50 mm)</text:span></text:p>
            </draw:text-box>
          </draw:frame>
          <draw:rect draw:style-name="gr33" draw:text-style-name="P1" draw:layer="layout" svg:width="0.234cm" svg:height="2.933cm" svg:x="10.551cm" svg:y="7.229cm">
            <text:p text:style-name="P2"/>
          </draw:rect>
          <draw:frame draw:style-name="gr44" draw:text-style-name="P9" draw:layer="layout" svg:width="2.908cm" svg:height="1.873cm" svg:x="11.099cm" svg:y="5.262cm">
            <draw:text-box>
              <text:p text:style-name="P8"><text:span text:style-name="T16">L</text:span><text:span text:style-name="T17">FPE</text:span></text:p>
              <text:p text:style-name="P8"><text:span text:style-name="T16">(+100 mm)</text:span></text:p>
            </draw:text-box>
          </draw:frame>
          <draw:frame draw:style-name="gr46" draw:text-style-name="P9" draw:layer="layout" svg:width="3.142cm" svg:height="1.762cm" svg:x="13.693cm" svg:y="5.315cm">
            <draw:text-box>
              <text:p text:style-name="P8"><text:span text:style-name="T16">color filter</text:span></text:p>
              <text:p text:style-name="P8"><text:span text:style-name="T16">643nm</text:span></text:p>
            </draw:text-box>
          </draw:frame>
          <draw:frame draw:style-name="gr47" draw:text-style-name="P9" draw:layer="layout" svg:width="4.682cm" svg:height="1.208cm" svg:x="10.346cm" svg:y="4.41cm">
            <draw:text-box>
              <text:p text:style-name="P8"><text:span text:style-name="T16">Fabry-Perot-etalon</text:span></text:p>
            </draw:text-box>
          </draw:frame>
          <draw:frame draw:style-name="gr48" draw:text-style-name="P9" draw:layer="layout" svg:width="4.716cm" svg:height="1.208cm" svg:x="5.134cm" svg:y="4.435cm">
            <draw:text-box>
              <text:p text:style-name="P8"><text:span text:style-name="T16">permanent magnet</text:span></text:p>
            </draw:text-box>
          </draw:frame>
          <draw:frame draw:style-name="gr49" draw:text-style-name="P9" draw:layer="layout" svg:width="3.09cm" svg:height="1.208cm" svg:x="3.5cm" svg:y="5.735cm">
            <draw:text-box>
              <text:p text:style-name="P8"><text:span text:style-name="T16">Cd - lamp</text:span></text:p>
            </draw:text-box>
          </draw:frame>
          <draw:line draw:style-name="gr2" draw:text-style-name="P1" draw:layer="layout" svg:x1="7.984cm" svg:y1="5.262cm" svg:x2="8.269cm" svg:y2="7.493cm">
            <text:p text:style-name="P2"/>
          </draw:line>
          <draw:line draw:style-name="gr2" draw:text-style-name="P1" draw:layer="layout" svg:x1="6.064cm" svg:y1="6.556cm" svg:x2="6.661cm" svg:y2="8.527cm">
            <text:p text:style-name="P2"/>
          </draw:line>
          <draw:line draw:style-name="gr2" draw:text-style-name="P1" draw:layer="layout" svg:x1="5.26cm" svg:y1="7.387cm" svg:x2="7.776cm" svg:y2="5.208cm">
            <text:p text:style-name="P2"/>
          </draw:line>
          <draw:line draw:style-name="gr2" draw:text-style-name="P1" draw:layer="layout" svg:x1="10.111cm" svg:y1="6.662cm" svg:x2="10.111cm" svg:y2="7.103cm">
            <text:p text:style-name="P2"/>
          </draw:line>
          <draw:line draw:style-name="gr2" draw:text-style-name="P1" draw:layer="layout" svg:x1="12.186cm" svg:y1="6.637cm" svg:x2="10.655cm" svg:y2="7.026cm">
            <text:p text:style-name="P2"/>
          </draw:line>
          <draw:line draw:style-name="gr2" draw:text-style-name="P1" draw:layer="layout" svg:x1="14.727cm" svg:y1="6.662cm" svg:x2="13.353cm" svg:y2="7.051cm">
            <text:p text:style-name="P2"/>
          </draw:line>
          <draw:line draw:style-name="gr2" draw:text-style-name="P1" draw:layer="layout" svg:x1="20.271cm" svg:y1="6.561cm" svg:x2="20.271cm" svg:y2="7.078cm">
            <text:p text:style-name="P2"/>
          </draw:line>
          <draw:line draw:style-name="gr2" draw:text-style-name="P1" draw:layer="layout" svg:x1="22.632cm" svg:y1="6.508cm" svg:x2="22.64cm" svg:y2="7.595cm">
            <text:p text:style-name="P2"/>
          </draw:line>
          <draw:rect draw:style-name="gr33" draw:text-style-name="P1" draw:layer="layout" svg:width="0.234cm" svg:height="2.933cm" svg:x="10.007cm" svg:y="7.229cm">
            <text:p text:style-name="P2"/>
          </draw:rect>
          <draw:line draw:style-name="gr2" draw:text-style-name="P1" draw:layer="layout" svg:x1="17.27cm" svg:y1="6.662cm" svg:x2="14.987cm" svg:y2="7.181cm">
            <text:p text:style-name="P2"/>
          </draw:line>
          <draw:line draw:style-name="gr50" draw:text-style-name="P1" draw:layer="layout" svg:x1="6.653cm" svg:y1="9.18cm" svg:x2="6.653cm" svg:y2="11.174cm">
            <text:p text:style-name="P2"/>
          </draw:line>
          <draw:line draw:style-name="gr50" draw:text-style-name="P1" draw:layer="layout" svg:x1="10.129cm" svg:y1="10.376cm" svg:x2="10.129cm" svg:y2="11.202cm">
            <text:p text:style-name="P2"/>
          </draw:line>
          <draw:line draw:style-name="gr50" draw:text-style-name="P1" draw:layer="layout" svg:x1="12.437cm" svg:y1="10.351cm" svg:x2="12.437cm" svg:y2="11.177cm">
            <text:p text:style-name="P2"/>
          </draw:line>
          <draw:line draw:style-name="gr50" draw:text-style-name="P1" draw:layer="layout" svg:x1="14.772cm" svg:y1="10.376cm" svg:x2="14.772cm" svg:y2="11.202cm">
            <text:p text:style-name="P2"/>
          </draw:line>
          <draw:line draw:style-name="gr50" draw:text-style-name="P1" draw:layer="layout" svg:x1="20.271cm" svg:y1="10.376cm" svg:x2="20.271cm" svg:y2="11.202cm">
            <text:p text:style-name="P2"/>
          </draw:line>
          <draw:line draw:style-name="gr50" draw:text-style-name="P1" draw:layer="layout" svg:x1="22.554cm" svg:y1="10.298cm" svg:x2="22.554cm" svg:y2="11.124cm">
            <text:p text:style-name="P2"/>
          </draw:line>
          <draw:frame draw:style-name="gr51" draw:text-style-name="P9" draw:layer="layout" svg:width="1.052cm" svg:height="1.208cm" svg:x="6.016cm" svg:y="11.229cm">
            <draw:text-box>
              <text:p text:style-name="P8"><text:span text:style-name="T16">18</text:span></text:p>
            </draw:text-box>
          </draw:frame>
          <draw:frame draw:style-name="gr51" draw:text-style-name="P9" draw:layer="layout" svg:width="1.052cm" svg:height="1.208cm" svg:x="9.517cm" svg:y="11.254cm">
            <draw:text-box>
              <text:p text:style-name="P8"><text:span text:style-name="T16">32</text:span></text:p>
            </draw:text-box>
          </draw:frame>
          <draw:frame draw:style-name="gr51" draw:text-style-name="P9" draw:layer="layout" svg:width="1.052cm" svg:height="1.208cm" svg:x="11.878cm" svg:y="11.176cm">
            <draw:text-box>
              <text:p text:style-name="P8"><text:span text:style-name="T16">40</text:span></text:p>
            </draw:text-box>
          </draw:frame>
          <draw:frame draw:style-name="gr51" draw:text-style-name="P9" draw:layer="layout" svg:width="1.052cm" svg:height="1.208cm" svg:x="14.239cm" svg:y="11.176cm">
            <draw:text-box>
              <text:p text:style-name="P8"><text:span text:style-name="T16">47</text:span></text:p>
            </draw:text-box>
          </draw:frame>
          <draw:frame draw:style-name="gr51" draw:text-style-name="P9" draw:layer="layout" svg:width="1.052cm" svg:height="1.208cm" svg:x="19.79cm" svg:y="11.176cm">
            <draw:text-box>
              <text:p text:style-name="P8"><text:span text:style-name="T16">82</text:span></text:p>
            </draw:text-box>
          </draw:frame>
          <draw:frame draw:style-name="gr51" draw:text-style-name="P9" draw:layer="layout" svg:width="1.052cm" svg:height="1.208cm" svg:x="22.021cm" svg:y="11.176cm">
            <draw:text-box>
              <text:p text:style-name="P8"><text:span text:style-name="T16">89</text:span></text:p>
            </draw:text-box>
          </draw:frame>
          <draw:line draw:style-name="gr2" draw:text-style-name="P1" draw:layer="layout" svg:x1="13.846cm" svg:y1="5.547cm" svg:x2="13.846cm" svg:y2="8.271cm">
            <text:p text:style-name="P2"/>
          </draw:line>
        </draw:g>
        <presentation:notes draw:style-name="dp2">
          <draw:page-thumbnail draw:style-name="gr18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2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1131 902" svg:d="m564 0-564 902h1131z"/>
    <draw:marker draw:name="Arrowheads_20_3" draw:display-name="Arrowheads 3" svg:viewBox="0 0 1131 2256" svg:d="m1127 2120-449-2006-9-42-25-39-38-25-38-8-43 8-38 25-25 39-9 42-449 2006v13l-4 9 9 42 25 38 38 25 42 9h903l42-9 38-25 26-38 8-42v-9z"/>
    <draw:marker draw:name="Arrowheads_20_4" draw:display-name="Arrowheads 4" svg:viewBox="0 0 1013 1130" svg:d="m1009 1050-449-1008-22-30-29-12-34 12-21 26-449 1012-5 13v8l5 21 12 21 17 13 21 4h903l21-4 21-13 9-21 4-21v-8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list-level-position-and-space-mode="label-width-and-position"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9.294cm" svg:height="2.757cm" svg:x="1cm" svg:y="4.542cm" draw:page-number="1"/>
      <draw:page-thumbnail draw:layer="backgroundobjects" svg:width="9.294cm" svg:height="2.757cm" svg:x="1cm" svg:y="12.59cm"/>
      <draw:page-thumbnail draw:layer="backgroundobjects" svg:width="9.294cm" svg:height="2.757cm" svg:x="1cm" svg:y="20.638cm"/>
      <draw:page-thumbnail draw:layer="backgroundobjects" svg:width="9.294cm" svg:height="2.757cm" svg:x="11.295cm" svg:y="4.542cm"/>
      <draw:page-thumbnail draw:layer="backgroundobjects" svg:width="9.294cm" svg:height="2.757cm" svg:x="11.295cm" svg:y="12.59cm"/>
      <draw:page-thumbnail draw:layer="backgroundobjects" svg:width="9.294cm" svg:height="2.757cm" svg:x="11.295cm" svg:y="20.638cm"/>
    </style:handout-master>
    <style:master-page style:name="Default" style:page-layout-name="PM1" draw:style-name="dp1">
      <draw:frame presentation:style-name="Default-title" draw:layer="backgroundobjects" svg:width="25.199cm" svg:height="3.506cm" svg:x="1.398cm" svg:y="0.832cm" presentation:class="title" presentation:placeholder="true">
        <draw:text-box/>
      </draw:frame>
      <draw:frame presentation:style-name="Default-outline1" draw:layer="backgroundobjects" svg:width="25.199cm" svg:height="13.86cm" svg:x="1.398cm" svg:y="4.91cm" presentation:class="outline" presentation:placeholder="true">
        <draw:text-box/>
      </draw:frame>
      <draw:frame presentation:style-name="pr1" draw:text-style-name="P1" draw:layer="backgroundobjects" svg:width="6.523cm" svg:height="1.448cm" svg:x="1.398cm" svg:y="19.127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4cm" svg:y="19.127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4cm" svg:y="19.127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1-03-29T15:52:43.20</meta:creation-date>
    <meta:editing-duration>PT214H02M12S</meta:editing-duration>
    <meta:editing-cycles>13</meta:editing-cycles>
    <dc:date>2015-03-03T22:25:42.01</dc:date>
    <meta:generator>OpenOffice.org/3.0_Beta$Win32 OpenOffice.org_project/300m2$Build-9301</meta:generator>
    <dc:creator>Nero</dc:creator>
    <meta:document-statistic meta:object-count="336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